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1970a3" officeooo:paragraph-rsid="001b2f76" fo:background-color="transparent"/>
    </style:style>
    <style:style style:name="P4" style:family="paragraph" style:parent-style-name="Standard">
      <style:text-properties fo:language="en" fo:country="US" officeooo:rsid="001e622f" officeooo:paragraph-rsid="001e622f" fo:background-color="transparent"/>
    </style:style>
    <style:style style:name="P5" style:family="paragraph" style:parent-style-name="Standard">
      <style:text-properties fo:language="en" fo:country="US" officeooo:rsid="001eaa45" officeooo:paragraph-rsid="001eaa45" fo:background-color="transparent"/>
    </style:style>
    <style:style style:name="P6" style:family="paragraph" style:parent-style-name="Standard">
      <style:text-properties fo:language="en" fo:country="US" officeooo:rsid="0022b766" officeooo:paragraph-rsid="0022b766" fo:background-color="transparent"/>
    </style:style>
    <style:style style:name="P7" style:family="paragraph" style:parent-style-name="Standard">
      <style:text-properties fo:language="en" fo:country="US" officeooo:rsid="00236ff1" officeooo:paragraph-rsid="00236ff1" fo:background-color="transparent"/>
    </style:style>
    <style:style style:name="P8" style:family="paragraph" style:parent-style-name="Standard">
      <style:text-properties fo:language="en" fo:country="US" officeooo:rsid="00267ac1" officeooo:paragraph-rsid="00267ac1"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7dbc6"/>
    </style:style>
    <style:style style:name="P11" style:family="paragraph" style:parent-style-name="Standard">
      <style:paragraph-properties fo:text-align="center" style:justify-single-word="false"/>
      <style:text-properties fo:language="en" fo:country="US" officeooo:paragraph-rsid="00300b07"/>
    </style:style>
    <style:style style:name="P12" style:family="paragraph" style:parent-style-name="Standard">
      <style:paragraph-properties fo:text-align="center" style:justify-single-word="false"/>
      <style:text-properties fo:language="en" fo:country="US" officeooo:paragraph-rsid="00354f0e"/>
    </style:style>
    <style:style style:name="P13" style:family="paragraph" style:parent-style-name="Standard">
      <style:paragraph-properties fo:text-align="center" style:justify-single-word="false"/>
      <style:text-properties fo:language="en" fo:country="US" officeooo:paragraph-rsid="00433d4e"/>
    </style:style>
    <style:style style:name="P14" style:family="paragraph" style:parent-style-name="Standard">
      <style:paragraph-properties fo:text-align="center" style:justify-single-word="false"/>
      <style:text-properties fo:language="en" fo:country="US" officeooo:paragraph-rsid="004cac30"/>
    </style:style>
    <style:style style:name="P15" style:family="paragraph" style:parent-style-name="Standard">
      <style:text-properties fo:language="en" fo:country="US" fo:font-style="italic" fo:background-color="transparent" style:font-style-asian="italic" style:font-style-complex="italic"/>
    </style:style>
    <style:style style:name="P16" style:family="paragraph" style:parent-style-name="Standard">
      <style:text-properties fo:language="en" fo:country="US" officeooo:paragraph-rsid="0027dbc6"/>
    </style:style>
    <style:style style:name="P17" style:family="paragraph" style:parent-style-name="Standard">
      <style:text-properties fo:language="en" fo:country="US" officeooo:paragraph-rsid="00300b07"/>
    </style:style>
    <style:style style:name="P18" style:family="paragraph" style:parent-style-name="Standard">
      <style:text-properties fo:language="en" fo:country="US" officeooo:paragraph-rsid="00354f0e"/>
    </style:style>
    <style:style style:name="P19" style:family="paragraph" style:parent-style-name="Standard">
      <style:text-properties fo:language="en" fo:country="US" officeooo:rsid="001db610" officeooo:paragraph-rsid="0038f17c"/>
    </style:style>
    <style:style style:name="P20" style:family="paragraph" style:parent-style-name="Standard">
      <style:text-properties fo:language="en" fo:country="US" officeooo:rsid="003adc65" officeooo:paragraph-rsid="003adc65"/>
    </style:style>
    <style:style style:name="P21" style:family="paragraph" style:parent-style-name="Standard">
      <style:text-properties fo:language="en" fo:country="US" officeooo:rsid="003d3531" officeooo:paragraph-rsid="003d3531"/>
    </style:style>
    <style:style style:name="P22" style:family="paragraph" style:parent-style-name="Standard">
      <style:text-properties fo:language="en" fo:country="US" officeooo:rsid="003d3531" officeooo:paragraph-rsid="00433d4e"/>
    </style:style>
    <style:style style:name="P23" style:family="paragraph" style:parent-style-name="Standard">
      <style:text-properties fo:language="en" fo:country="US" officeooo:rsid="0042f7c5" officeooo:paragraph-rsid="0042f7c5"/>
    </style:style>
    <style:style style:name="P24" style:family="paragraph" style:parent-style-name="Standard">
      <style:text-properties fo:language="en" fo:country="US" officeooo:rsid="0042f7c5" officeooo:paragraph-rsid="00433d4e"/>
    </style:style>
    <style:style style:name="P25" style:family="paragraph" style:parent-style-name="Standard">
      <style:text-properties fo:language="en" fo:country="US" officeooo:paragraph-rsid="00433d4e"/>
    </style:style>
    <style:style style:name="P26" style:family="paragraph" style:parent-style-name="Standard">
      <style:text-properties fo:language="en" fo:country="US" officeooo:rsid="0048b66f" officeooo:paragraph-rsid="0048b66f"/>
    </style:style>
    <style:style style:name="P27" style:family="paragraph" style:parent-style-name="Standard">
      <style:text-properties fo:language="en" fo:country="US" officeooo:rsid="004b38da" officeooo:paragraph-rsid="004b38da"/>
    </style:style>
    <style:style style:name="P28" style:family="paragraph" style:parent-style-name="Standard">
      <style:text-properties fo:language="en" fo:country="US" officeooo:rsid="004b38da" officeooo:paragraph-rsid="004cac30"/>
    </style:style>
    <style:style style:name="P29" style:family="paragraph" style:parent-style-name="Standard">
      <style:text-properties fo:language="en" fo:country="US" officeooo:paragraph-rsid="004cac30"/>
    </style:style>
    <style:style style:name="P30" style:family="paragraph" style:parent-style-name="Standard">
      <style:paragraph-properties fo:text-align="start"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27dbc6"/>
    </style:style>
    <style:style style:name="P33" style:family="paragraph" style:parent-style-name="Standard">
      <style:paragraph-properties fo:text-align="center" style:justify-single-word="false"/>
      <style:text-properties officeooo:paragraph-rsid="00300b07"/>
    </style:style>
    <style:style style:name="P34" style:family="paragraph" style:parent-style-name="Standard">
      <style:paragraph-properties fo:text-align="center" style:justify-single-word="false"/>
      <style:text-properties officeooo:paragraph-rsid="00354f0e"/>
    </style:style>
    <style:style style:name="P35" style:family="paragraph" style:parent-style-name="Standard">
      <style:paragraph-properties fo:text-align="center" style:justify-single-word="false"/>
      <style:text-properties officeooo:paragraph-rsid="00433d4e"/>
    </style:style>
    <style:style style:name="P36" style:family="paragraph" style:parent-style-name="Standard">
      <style:text-properties officeooo:rsid="001970a3" officeooo:paragraph-rsid="001970a3"/>
    </style:style>
    <style:style style:name="P37" style:family="paragraph" style:parent-style-name="Standard">
      <style:text-properties officeooo:rsid="001970a3" officeooo:paragraph-rsid="001b2f76"/>
    </style:style>
    <style:style style:name="P38" style:family="paragraph" style:parent-style-name="Standard">
      <style:text-properties officeooo:paragraph-rsid="0027dbc6"/>
    </style:style>
    <style:style style:name="P39" style:family="paragraph" style:parent-style-name="Standard">
      <style:paragraph-properties fo:text-align="start" style:justify-single-word="false"/>
      <style:text-properties officeooo:rsid="00293d11" officeooo:paragraph-rsid="00293d11"/>
    </style:style>
    <style:style style:name="P40" style:family="paragraph" style:parent-style-name="Standard">
      <style:text-properties officeooo:rsid="002d9aab" officeooo:paragraph-rsid="002d9aab"/>
    </style:style>
    <style:style style:name="P41" style:family="paragraph" style:parent-style-name="Standard">
      <style:text-properties officeooo:paragraph-rsid="00300b07"/>
    </style:style>
    <style:style style:name="P42" style:family="paragraph" style:parent-style-name="Standard">
      <style:paragraph-properties fo:text-align="start" style:justify-single-word="false"/>
      <style:text-properties officeooo:rsid="0032b9bd" officeooo:paragraph-rsid="0032b9bd"/>
    </style:style>
    <style:style style:name="P43" style:family="paragraph" style:parent-style-name="Standard">
      <style:paragraph-properties fo:text-align="center" style:justify-single-word="false"/>
      <style:text-properties officeooo:rsid="0032b9bd" officeooo:paragraph-rsid="0032b9bd"/>
    </style:style>
    <style:style style:name="P44" style:family="paragraph" style:parent-style-name="Standard">
      <style:text-properties officeooo:rsid="003322dd" officeooo:paragraph-rsid="003322dd"/>
    </style:style>
    <style:style style:name="P45" style:family="paragraph" style:parent-style-name="Standard">
      <style:text-properties officeooo:rsid="00332774" officeooo:paragraph-rsid="00332774"/>
    </style:style>
    <style:style style:name="P46" style:family="paragraph" style:parent-style-name="Standard">
      <style:paragraph-properties fo:text-align="start" style:justify-single-word="false"/>
      <style:text-properties officeooo:rsid="00354f0e" officeooo:paragraph-rsid="00354f0e"/>
    </style:style>
    <style:style style:name="P47" style:family="paragraph" style:parent-style-name="Standard">
      <style:paragraph-properties fo:text-align="start" style:justify-single-word="false"/>
      <style:text-properties officeooo:rsid="00354f0e" officeooo:paragraph-rsid="00433d4e"/>
    </style:style>
    <style:style style:name="P48" style:family="paragraph" style:parent-style-name="Standard">
      <style:text-properties officeooo:paragraph-rsid="00354f0e"/>
    </style:style>
    <style:style style:name="P49" style:family="paragraph" style:parent-style-name="Standard">
      <style:paragraph-properties fo:text-align="center" style:justify-single-word="false"/>
      <style:text-properties fo:font-size="10.5pt" officeooo:rsid="00354f0e" officeooo:paragraph-rsid="00354f0e"/>
    </style:style>
    <style:style style:name="P50" style:family="paragraph" style:parent-style-name="Standard">
      <style:paragraph-properties fo:text-align="center" style:justify-single-word="false"/>
      <style:text-properties fo:font-size="10.5pt" officeooo:rsid="00354f0e" officeooo:paragraph-rsid="00433d4e"/>
    </style:style>
    <style:style style:name="P51" style:family="paragraph" style:parent-style-name="Standard">
      <style:paragraph-properties fo:text-align="center" style:justify-single-word="false"/>
      <style:text-properties fo:font-size="10.5pt" officeooo:rsid="00354f0e" officeooo:paragraph-rsid="0049558c"/>
    </style:style>
    <style:style style:name="P52" style:family="paragraph" style:parent-style-name="Standard">
      <style:text-properties officeooo:paragraph-rsid="00433d4e"/>
    </style:style>
    <style:style style:name="P53" style:family="paragraph" style:parent-style-name="Standard">
      <style:text-properties officeooo:rsid="004485c2" officeooo:paragraph-rsid="004485c2"/>
    </style:style>
    <style:style style:name="P54" style:family="paragraph" style:parent-style-name="Standard">
      <style:text-properties officeooo:rsid="0049558c" officeooo:paragraph-rsid="0049558c"/>
    </style:style>
    <style:style style:name="P55" style:family="paragraph" style:parent-style-name="Standard">
      <style:paragraph-properties fo:text-align="start" style:justify-single-word="false"/>
      <style:text-properties officeooo:rsid="0049558c" officeooo:paragraph-rsid="0049558c"/>
    </style:style>
    <style:style style:name="P56" style:family="paragraph" style:parent-style-name="Standard">
      <style:paragraph-properties fo:text-align="center" style:justify-single-word="false"/>
      <style:text-properties officeooo:rsid="004956a0" officeooo:paragraph-rsid="004956a0"/>
    </style:style>
    <style:style style:name="P57" style:family="paragraph" style:parent-style-name="Standard">
      <style:text-properties officeooo:rsid="004dd6d1" officeooo:paragraph-rsid="004dd6d1"/>
    </style:style>
    <style:style style:name="P58" style:family="paragraph" style:parent-style-name="Standard">
      <style:text-properties officeooo:rsid="004f39fa" officeooo:paragraph-rsid="004f39fa"/>
    </style:style>
    <style:style style:name="P59" style:family="paragraph" style:parent-style-name="Table_20_Contents">
      <style:paragraph-properties fo:text-align="center" style:justify-single-word="false"/>
    </style:style>
    <style:style style:name="P60" style:family="paragraph" style:parent-style-name="cmd_5f_code">
      <style:text-properties fo:language="en" fo:country="US"/>
    </style:style>
    <style:style style:name="P61" style:family="paragraph" style:parent-style-name="cmd_5f_code">
      <style:text-properties style:font-name="Courier New" fo:font-size="10.5pt" officeooo:rsid="001cdb28" officeooo:paragraph-rsid="0019a4e8"/>
    </style:style>
    <style:style style:name="P62" style:family="paragraph" style:parent-style-name="cmd_5f_code">
      <style:text-properties style:font-name="Courier New" fo:font-size="10.5pt" officeooo:rsid="001cdb28" officeooo:paragraph-rsid="001a116a"/>
    </style:style>
    <style:style style:name="P63" style:family="paragraph" style:parent-style-name="cmd_5f_code">
      <style:text-properties style:font-name="Courier New" fo:font-size="10.5pt" officeooo:rsid="00194f02" officeooo:paragraph-rsid="00194f02"/>
    </style:style>
    <style:style style:name="P64" style:family="paragraph" style:parent-style-name="cmd_5f_code">
      <style:text-properties officeooo:paragraph-rsid="0027dbc6"/>
    </style:style>
    <style:style style:name="P65" style:family="paragraph" style:parent-style-name="cmd_5f_code">
      <style:text-properties officeooo:paragraph-rsid="00433d4e"/>
    </style:style>
    <style:style style:name="P66" style:family="paragraph" style:parent-style-name="Default_5f_ntt">
      <style:text-properties fo:language="en" fo:country="US"/>
    </style:style>
    <style:style style:name="P67" style:family="paragraph" style:parent-style-name="Default_5f_ntt">
      <style:text-properties fo:language="en" fo:country="US" fo:font-style="normal" style:font-style-asian="normal" style:font-style-complex="normal"/>
    </style:style>
    <style:style style:name="P68" style:family="paragraph" style:parent-style-name="Default_5f_ntt">
      <style:text-properties fo:language="en" fo:country="US" officeooo:paragraph-rsid="0027dbc6"/>
    </style:style>
    <style:style style:name="P69" style:family="paragraph" style:parent-style-name="Default_5f_ntt">
      <style:text-properties fo:language="en" fo:country="US" officeooo:paragraph-rsid="00300b07"/>
    </style:style>
    <style:style style:name="P70" style:family="paragraph" style:parent-style-name="Default_5f_ntt">
      <style:text-properties fo:language="en" fo:country="US" officeooo:paragraph-rsid="00354f0e"/>
    </style:style>
    <style:style style:name="P71" style:family="paragraph" style:parent-style-name="Default_5f_ntt">
      <style:text-properties fo:language="en" fo:country="US" officeooo:paragraph-rsid="00433d4e"/>
    </style:style>
    <style:style style:name="P72" style:family="paragraph" style:parent-style-name="Default_5f_ntt">
      <style:text-properties fo:language="en" fo:country="US" officeooo:paragraph-rsid="004cac30"/>
    </style:style>
    <style:style style:name="P73" style:family="paragraph" style:parent-style-name="scpi3">
      <style:text-properties fo:background-color="transparent"/>
    </style:style>
    <style:style style:name="P74" style:family="paragraph" style:parent-style-name="scpi3">
      <style:text-properties officeooo:rsid="0025d03a" officeooo:paragraph-rsid="0025d03a"/>
    </style:style>
    <style:style style:name="P75" style:family="paragraph" style:parent-style-name="scpi2">
      <style:text-properties fo:background-color="transparent"/>
    </style:style>
    <style:style style:name="P76" style:family="paragraph" style:parent-style-name="scpi2">
      <style:text-properties officeooo:paragraph-rsid="001e7422"/>
    </style:style>
    <style:style style:name="P77" style:family="paragraph" style:parent-style-name="scpi2">
      <style:text-properties officeooo:rsid="00212287" officeooo:paragraph-rsid="00212287"/>
    </style:style>
    <style:style style:name="P78" style:family="paragraph" style:parent-style-name="scpi1">
      <style:text-properties fo:background-color="transparent"/>
    </style:style>
    <style:style style:name="P79" style:family="paragraph" style:parent-style-name="scpi1">
      <style:text-properties officeooo:rsid="001d958a" officeooo:paragraph-rsid="001d958a" fo:background-color="transparent"/>
    </style:style>
    <style:style style:name="P80" style:family="paragraph" style:parent-style-name="scpi4">
      <style:paragraph-properties fo:margin-left="0mm" fo:margin-right="0mm" fo:text-indent="0mm" style:auto-text-indent="false"/>
      <style:text-properties fo:language="en" fo:country="US"/>
    </style:style>
    <style:style style:name="P81" style:family="paragraph" style:parent-style-name="scpi3">
      <style:paragraph-properties fo:margin-left="0mm" fo:margin-right="0mm" fo:text-indent="0mm" style:auto-text-indent="false"/>
      <style:text-properties fo:language="en" fo:country="US"/>
    </style:style>
    <style:style style:name="P82" style:family="paragraph" style:parent-style-name="cmd_5f_code_20_End">
      <style:text-properties officeooo:rsid="002a4abf" officeooo:paragraph-rsid="002a4abf"/>
    </style:style>
    <style:style style:name="P83" style:family="paragraph" style:parent-style-name="cmd_5f_root">
      <style:text-properties officeooo:rsid="00354f0e" officeooo:paragraph-rsid="00354f0e"/>
    </style:style>
    <style:style style:name="P84" style:family="paragraph" style:parent-style-name="cmd_5f_root">
      <style:text-properties officeooo:rsid="00354f0e" officeooo:paragraph-rsid="00433d4e"/>
    </style:style>
    <style:style style:name="P85" style:family="paragraph" style:parent-style-name="cmd_5f_root">
      <style:text-properties officeooo:rsid="0027dbc6" officeooo:paragraph-rsid="00293d11"/>
    </style:style>
    <style:style style:name="P86" style:family="paragraph" style:parent-style-name="cmd_5f_root">
      <style:text-properties officeooo:rsid="0027dbc6" officeooo:paragraph-rsid="00300b07"/>
    </style:style>
    <style:style style:name="P87" style:family="paragraph" style:parent-style-name="cmd_5f_root">
      <style:text-properties officeooo:rsid="0027dbc6" officeooo:paragraph-rsid="00332774"/>
    </style:style>
    <style:style style:name="P88" style:family="paragraph" style:parent-style-name="cmd_5f_root">
      <style:text-properties officeooo:rsid="004cac30" officeooo:paragraph-rsid="004cac30"/>
    </style:style>
    <style:style style:name="P89" style:family="paragraph" style:parent-style-name="note">
      <style:text-properties officeooo:paragraph-rsid="00300b07"/>
    </style:style>
    <style:style style:name="P90" style:family="paragraph" style:parent-style-name="cmd_5f_code_5f_single">
      <style:text-properties officeooo:paragraph-rsid="004cac30"/>
    </style:style>
    <style:style style:name="P91" style:family="paragraph" style:parent-style-name="Heading_20_2" style:master-page-name="First_20_Page">
      <style:paragraph-properties style:page-number="auto"/>
    </style:style>
    <style:style style:name="P92" style:family="paragraph" style:parent-style-name="List_20_1">
      <style:text-properties officeooo:paragraph-rsid="003d3531"/>
    </style:style>
    <style:style style:name="P93" style:family="paragraph" style:parent-style-name="Heading_20_3">
      <style:text-properties officeooo:rsid="0027dbc6" officeooo:paragraph-rsid="0027dbc6"/>
    </style:style>
    <style:style style:name="P94" style:family="paragraph" style:parent-style-name="Heading_20_3">
      <style:text-properties officeooo:rsid="0027dbc6" officeooo:paragraph-rsid="00300b07"/>
    </style:style>
    <style:style style:name="P95" style:family="paragraph" style:parent-style-name="Heading_20_3">
      <style:text-properties officeooo:rsid="00354f0e" officeooo:paragraph-rsid="00354f0e"/>
    </style:style>
    <style:style style:name="P96" style:family="paragraph" style:parent-style-name="Heading_20_3">
      <style:text-properties officeooo:rsid="00354f0e" officeooo:paragraph-rsid="00433d4e"/>
    </style:style>
    <style:style style:name="P97" style:family="paragraph" style:parent-style-name="Heading_20_3">
      <style:text-properties officeooo:rsid="004cac30" officeooo:paragraph-rsid="004cac30"/>
    </style:style>
    <style:style style:name="P98" style:family="paragraph" style:parent-style-name="Heading_20_3">
      <style:text-properties officeooo:paragraph-rsid="004cac30"/>
    </style:style>
    <style:style style:name="P9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3c57a8"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9bfc8" style:font-style-asian="italic" style:font-style-complex="italic"/>
    </style:style>
    <style:style style:name="T13" style:family="text">
      <style:text-properties fo:font-style="italic" officeooo:rsid="003b5830" style:font-style-asian="italic" style:font-style-complex="italic"/>
    </style:style>
    <style:style style:name="T14" style:family="text">
      <style:text-properties fo:font-style="italic" officeooo:rsid="003c57a8" style:font-style-asian="italic" style:font-style-complex="italic"/>
    </style:style>
    <style:style style:name="T1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6" style:family="text">
      <style:text-properties officeooo:rsid="001e7422"/>
    </style:style>
    <style:style style:name="T17" style:family="text">
      <style:text-properties officeooo:rsid="001f9d38"/>
    </style:style>
    <style:style style:name="T18" style:family="text">
      <style:text-properties officeooo:rsid="0022b766"/>
    </style:style>
    <style:style style:name="T19" style:family="text">
      <style:text-properties officeooo:rsid="00293d11"/>
    </style:style>
    <style:style style:name="T20" style:family="text">
      <style:text-properties officeooo:rsid="002e26b5"/>
    </style:style>
    <style:style style:name="T21" style:family="text">
      <style:text-properties officeooo:rsid="00300b07"/>
    </style:style>
    <style:style style:name="T22" style:family="text">
      <style:text-properties officeooo:rsid="0032b9bd"/>
    </style:style>
    <style:style style:name="T23" style:family="text">
      <style:text-properties officeooo:rsid="0034c77a"/>
    </style:style>
    <style:style style:name="T24" style:family="text">
      <style:text-properties officeooo:rsid="0019bfc8"/>
    </style:style>
    <style:style style:name="T25" style:family="text">
      <style:text-properties officeooo:rsid="003b5830"/>
    </style:style>
    <style:style style:name="T26" style:family="text">
      <style:text-properties officeooo:rsid="003baeb9"/>
    </style:style>
    <style:style style:name="T27" style:family="text">
      <style:text-properties officeooo:rsid="003c986e"/>
    </style:style>
    <style:style style:name="T28" style:family="text">
      <style:text-properties officeooo:rsid="003d3531"/>
    </style:style>
    <style:style style:name="T29" style:family="text">
      <style:text-properties officeooo:rsid="003dd94f"/>
    </style:style>
    <style:style style:name="T30" style:family="text">
      <style:text-properties officeooo:rsid="004133df"/>
    </style:style>
    <style:style style:name="T31" style:family="text">
      <style:text-properties officeooo:rsid="00433d4e"/>
    </style:style>
    <style:style style:name="T32" style:family="text">
      <style:text-properties officeooo:rsid="00476cc5"/>
    </style:style>
    <style:style style:name="T33" style:family="text">
      <style:text-properties officeooo:rsid="004900a3"/>
    </style:style>
    <style:style style:name="T34" style:family="text">
      <style:text-properties officeooo:rsid="004cac30"/>
    </style:style>
    <style:style style:name="T35" style:family="text">
      <style:text-properties officeooo:rsid="004dd6d1"/>
    </style:style>
    <style:style style:name="T3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30061168" text:id="ct30061168">
          <text:insertion>
            <office:change-info>
              <dc:creator>Denis Kotlar</dc:creator>
              <dc:date>2016-12-23T18:51:00</dc:date>
            </office:change-info>
          </text:insertion>
        </text:changed-region>
        <text:changed-region xml:id="ct30068176" text:id="ct30068176">
          <text:insertion>
            <office:change-info>
              <dc:creator>Denis Kotlar</dc:creator>
              <dc:date>2016-12-23T18:52:00</dc:date>
            </office:change-info>
          </text:insertion>
        </text:changed-region>
        <text:changed-region xml:id="ct30069104" text:id="ct30069104">
          <text:insertion>
            <office:change-info>
              <dc:creator>Denis Kotlar</dc:creator>
              <dc:date>2016-12-23T18:54:00</dc:date>
            </office:change-info>
          </text:insertion>
        </text:changed-region>
        <text:changed-region xml:id="ct30072304" text:id="ct30072304">
          <text:insertion>
            <office:change-info>
              <dc:creator>Denis Kotlar</dc:creator>
              <dc:date>2016-12-23T18:55:00</dc:date>
            </office:change-info>
          </text:insertion>
        </text:changed-region>
        <text:changed-region xml:id="ct30035360" text:id="ct30035360">
          <text:insertion>
            <office:change-info>
              <dc:creator>Denis Kotlar</dc:creator>
              <dc:date>2016-12-23T18:55:00</dc:date>
            </office:change-info>
          </text:insertion>
        </text:changed-region>
        <text:changed-region xml:id="ct30082016" text:id="ct30082016">
          <text:insertion>
            <office:change-info>
              <dc:creator>Denis Kotlar</dc:creator>
              <dc:date>2016-12-23T18:55:00</dc:date>
            </office:change-info>
          </text:insertion>
        </text:changed-region>
        <text:changed-region xml:id="ct30086736" text:id="ct30086736">
          <text:insertion>
            <office:change-info>
              <dc:creator>Denis Kotlar</dc:creator>
              <dc:date>2016-12-23T18:56:00</dc:date>
            </office:change-info>
          </text:insertion>
        </text:changed-region>
        <text:changed-region xml:id="ct30088480" text:id="ct30088480">
          <text:insertion>
            <office:change-info>
              <dc:creator>Denis Kotlar</dc:creator>
              <dc:date>2016-12-23T18:56:00</dc:date>
            </office:change-info>
          </text:insertion>
        </text:changed-region>
        <text:changed-region xml:id="ct30068400" text:id="ct30068400">
          <text:insertion>
            <office:change-info>
              <dc:creator>Denis Kotlar</dc:creator>
              <dc:date>2016-12-23T19:06:00</dc:date>
            </office:change-info>
          </text:insertion>
        </text:changed-region>
        <text:changed-region xml:id="ct30079184" text:id="ct30079184">
          <text:insertion>
            <office:change-info>
              <dc:creator>Denis Kotlar</dc:creator>
              <dc:date>2016-12-23T19:07:00</dc:date>
            </office:change-info>
          </text:insertion>
        </text:changed-region>
        <text:changed-region xml:id="ct30076896" text:id="ct30076896">
          <text:insertion>
            <office:change-info>
              <dc:creator>Denis Kotlar</dc:creator>
              <dc:date>2016-12-23T19:07:00</dc:date>
            </office:change-info>
          </text:insertion>
        </text:changed-region>
        <text:changed-region xml:id="ct30080896" text:id="ct30080896">
          <text:insertion>
            <office:change-info>
              <dc:creator>Denis Kotlar</dc:creator>
              <dc:date>2016-12-23T19:07:00</dc:date>
            </office:change-info>
          </text:insertion>
        </text:changed-region>
        <text:changed-region xml:id="ct30093264" text:id="ct30093264">
          <text:insertion>
            <office:change-info>
              <dc:creator>Denis Kotlar</dc:creator>
              <dc:date>2016-12-23T19:08:00</dc:date>
            </office:change-info>
          </text:insertion>
        </text:changed-region>
        <text:changed-region xml:id="ct30095008" text:id="ct30095008">
          <text:insertion>
            <office:change-info>
              <dc:creator>Denis Kotlar</dc:creator>
              <dc:date>2016-12-23T19:09:00</dc:date>
            </office:change-info>
          </text:insertion>
        </text:changed-region>
        <text:changed-region xml:id="ct30098432" text:id="ct30098432">
          <text:insertion>
            <office:change-info>
              <dc:creator>Denis Kotlar</dc:creator>
              <dc:date>2016-12-23T19:09:00</dc:date>
            </office:change-info>
          </text:insertion>
        </text:changed-region>
        <text:changed-region xml:id="ct30100176" text:id="ct30100176">
          <text:insertion>
            <office:change-info>
              <dc:creator>Denis Kotlar</dc:creator>
              <dc:date>2016-12-23T19:09:00</dc:date>
            </office:change-info>
          </text:insertion>
        </text:changed-region>
        <text:changed-region xml:id="ct30282576" text:id="ct30282576">
          <text:insertion>
            <office:change-info>
              <dc:creator>Denis Kotlar</dc:creator>
              <dc:date>2016-11-04T15:25:00</dc:date>
            </office:change-info>
          </text:insertion>
        </text:changed-region>
        <text:changed-region xml:id="ct30330400" text:id="ct30330400">
          <text:insertion>
            <office:change-info>
              <dc:creator>Denis Kotlar</dc:creator>
              <dc:date>2016-11-04T15:23:00</dc:date>
            </office:change-info>
          </text:insertion>
        </text:changed-region>
        <text:changed-region xml:id="ct30418512" text:id="ct30418512">
          <text:insertion>
            <office:change-info>
              <dc:creator>Denis Kotlar</dc:creator>
              <dc:date>2016-11-04T15:22:00</dc:date>
            </office:change-info>
          </text:insertion>
        </text:changed-region>
        <text:changed-region xml:id="ct30530064" text:id="ct30530064">
          <text:insertion>
            <office:change-info>
              <dc:creator>Denis Kotlar</dc:creator>
              <dc:date>2016-11-04T15:23:00</dc:date>
            </office:change-info>
          </text:insertion>
        </text:changed-region>
        <text:changed-region xml:id="ct30571008" text:id="ct30571008">
          <text:insertion>
            <office:change-info>
              <dc:creator>Denis Kotlar</dc:creator>
              <dc:date>2016-11-04T15:23:00</dc:date>
            </office:change-info>
          </text:insertion>
        </text:changed-region>
        <text:changed-region xml:id="ct30571360" text:id="ct30571360">
          <text:insertion>
            <office:change-info>
              <dc:creator>Denis Kotlar</dc:creator>
              <dc:date>2016-11-12T14:01:00</dc:date>
            </office:change-info>
          </text:insertion>
        </text:changed-region>
        <text:changed-region xml:id="ct30571776" text:id="ct30571776">
          <text:insertion>
            <office:change-info>
              <dc:creator>Denis Kotlar</dc:creator>
              <dc:date>2016-11-12T14:02:00</dc:date>
            </office:change-info>
          </text:insertion>
        </text:changed-region>
        <text:changed-region xml:id="ct30599168" text:id="ct30599168">
          <text:insertion>
            <office:change-info>
              <dc:creator>Denis Kotlar</dc:creator>
              <dc:date>2016-12-24T10:25:00</dc:date>
            </office:change-info>
          </text:insertion>
        </text:changed-region>
        <text:changed-region xml:id="ct30601648" text:id="ct30601648">
          <text:insertion>
            <office:change-info>
              <dc:creator>Denis Kotlar</dc:creator>
              <dc:date>2016-12-24T10:25:00</dc:date>
            </office:change-info>
          </text:insertion>
        </text:changed-region>
        <text:changed-region xml:id="ct30604944" text:id="ct30604944">
          <text:insertion>
            <office:change-info>
              <dc:creator>Denis Kotlar</dc:creator>
              <dc:date>2016-12-24T10:25:00</dc:date>
            </office:change-info>
          </text:insertion>
        </text:changed-region>
        <text:changed-region xml:id="ct30607168" text:id="ct30607168">
          <text:insertion>
            <office:change-info>
              <dc:creator>Denis Kotlar</dc:creator>
              <dc:date>2016-12-24T10:25:00</dc:date>
            </office:change-info>
          </text:insertion>
        </text:changed-region>
        <text:changed-region xml:id="ct30608992" text:id="ct30608992">
          <text:insertion>
            <office:change-info>
              <dc:creator>Denis Kotlar</dc:creator>
              <dc:date>2016-12-24T10:29:00</dc:date>
            </office:change-info>
          </text:insertion>
        </text:changed-region>
        <text:changed-region xml:id="ct30609632" text:id="ct30609632">
          <text:insertion>
            <office:change-info>
              <dc:creator>Denis Kotlar</dc:creator>
              <dc:date>2016-12-24T10:30:00</dc:date>
            </office:change-info>
          </text:insertion>
        </text:changed-region>
        <text:changed-region xml:id="ct30612032" text:id="ct30612032">
          <text:insertion>
            <office:change-info>
              <dc:creator>Denis Kotlar</dc:creator>
              <dc:date>2016-12-24T10:25:00</dc:date>
            </office:change-info>
          </text:insertion>
        </text:changed-region>
        <text:changed-region xml:id="ct30614416" text:id="ct30614416">
          <text:insertion>
            <office:change-info>
              <dc:creator>Denis Kotlar</dc:creator>
              <dc:date>2016-12-24T10:29:00</dc:date>
            </office:change-info>
          </text:insertion>
        </text:changed-region>
        <text:changed-region xml:id="ct29728880" text:id="ct29728880">
          <text:insertion>
            <office:change-info>
              <dc:creator>Denis Kotlar</dc:creator>
              <dc:date>2016-12-24T10:25:00</dc:date>
            </office:change-info>
          </text:insertion>
        </text:changed-region>
        <text:changed-region xml:id="ct30618320" text:id="ct30618320">
          <text:insertion>
            <office:change-info>
              <dc:creator>Denis Kotlar</dc:creator>
              <dc:date>2016-12-24T10:25:00</dc:date>
            </office:change-info>
          </text:insertion>
        </text:changed-region>
        <text:changed-region xml:id="ct30282800" text:id="ct30282800">
          <text:insertion>
            <office:change-info>
              <dc:creator>Denis Kotlar</dc:creator>
              <dc:date>2016-12-24T10:25:00</dc:date>
            </office:change-info>
          </text:insertion>
        </text:changed-region>
        <text:changed-region xml:id="ct30622112" text:id="ct30622112">
          <text:insertion>
            <office:change-info>
              <dc:creator>Denis Kotlar</dc:creator>
              <dc:date>2016-12-24T10:25:00</dc:date>
            </office:change-info>
          </text:insertion>
        </text:changed-region>
        <text:changed-region xml:id="ct30623856" text:id="ct30623856">
          <text:insertion>
            <office:change-info>
              <dc:creator>Denis Kotlar</dc:creator>
              <dc:date>2016-12-24T10:25:00</dc:date>
            </office:change-info>
          </text:insertion>
        </text:changed-region>
        <text:changed-region xml:id="ct30625808" text:id="ct30625808">
          <text:insertion>
            <office:change-info>
              <dc:creator>Denis Kotlar</dc:creator>
              <dc:date>2016-12-24T10:25:00</dc:date>
            </office:change-info>
          </text:insertion>
        </text:changed-region>
        <text:changed-region xml:id="ct30627552" text:id="ct30627552">
          <text:insertion>
            <office:change-info>
              <dc:creator>Denis Kotlar</dc:creator>
              <dc:date>2016-12-24T10:25:00</dc:date>
            </office:change-info>
          </text:insertion>
        </text:changed-region>
        <text:changed-region xml:id="ct30629296" text:id="ct30629296">
          <text:insertion>
            <office:change-info>
              <dc:creator>Denis Kotlar</dc:creator>
              <dc:date>2016-12-24T10:25:00</dc:date>
            </office:change-info>
          </text:insertion>
        </text:changed-region>
        <text:changed-region xml:id="ct30631120" text:id="ct30631120">
          <text:insertion>
            <office:change-info>
              <dc:creator>Denis Kotlar</dc:creator>
              <dc:date>2016-12-24T10:25:00</dc:date>
            </office:change-info>
          </text:insertion>
        </text:changed-region>
        <text:changed-region xml:id="ct30635328" text:id="ct30635328">
          <text:insertion>
            <office:change-info>
              <dc:creator>Denis Kotlar</dc:creator>
              <dc:date>2016-12-24T10:25:00</dc:date>
            </office:change-info>
          </text:insertion>
        </text:changed-region>
        <text:changed-region xml:id="ct29730992" text:id="ct29730992">
          <text:insertion>
            <office:change-info>
              <dc:creator>Denis Kotlar</dc:creator>
              <dc:date>2016-12-24T10:28:00</dc:date>
            </office:change-info>
          </text:insertion>
        </text:changed-region>
        <text:changed-region xml:id="ct30614080" text:id="ct30614080">
          <text:insertion>
            <office:change-info>
              <dc:creator>Denis Kotlar</dc:creator>
              <dc:date>2016-12-24T10:25:00</dc:date>
            </office:change-info>
          </text:insertion>
        </text:changed-region>
        <text:changed-region xml:id="ct30634496" text:id="ct30634496">
          <text:insertion>
            <office:change-info>
              <dc:creator>Denis Kotlar</dc:creator>
              <dc:date>2016-12-24T10:25:00</dc:date>
            </office:change-info>
          </text:insertion>
        </text:changed-region>
        <text:changed-region xml:id="ct30634128" text:id="ct30634128">
          <text:insertion>
            <office:change-info>
              <dc:creator>Denis Kotlar</dc:creator>
              <dc:date>2016-12-24T15:24:00</dc:date>
            </office:change-info>
          </text:insertion>
        </text:changed-region>
        <text:changed-region xml:id="ct30649552" text:id="ct30649552">
          <text:insertion>
            <office:change-info>
              <dc:creator>Denis Kotlar</dc:creator>
              <dc:date>2016-12-24T10:30:00</dc:date>
            </office:change-info>
          </text:insertion>
        </text:changed-region>
        <text:changed-region xml:id="ct30653104" text:id="ct30653104">
          <text:insertion>
            <office:change-info>
              <dc:creator>Denis Kotlar</dc:creator>
              <dc:date>2016-12-24T10:30:00</dc:date>
            </office:change-info>
          </text:insertion>
        </text:changed-region>
        <text:changed-region xml:id="ct30616704" text:id="ct30616704">
          <text:insertion>
            <office:change-info>
              <dc:creator>Denis Kotlar</dc:creator>
              <dc:date>2016-12-24T10:30:00</dc:date>
            </office:change-info>
          </text:insertion>
        </text:changed-region>
        <text:changed-region xml:id="ct30655696" text:id="ct30655696">
          <text:insertion>
            <office:change-info>
              <dc:creator>Denis Kotlar</dc:creator>
              <dc:date>2016-12-24T10:30:00</dc:date>
            </office:change-info>
          </text:insertion>
        </text:changed-region>
        <text:changed-region xml:id="ct30659856" text:id="ct30659856">
          <text:insertion>
            <office:change-info>
              <dc:creator>Denis Kotlar</dc:creator>
              <dc:date>2016-12-24T10:30:00</dc:date>
            </office:change-info>
          </text:insertion>
        </text:changed-region>
        <text:changed-region xml:id="ct30661024" text:id="ct30661024">
          <text:insertion>
            <office:change-info>
              <dc:creator>Denis Kotlar</dc:creator>
              <dc:date>2016-12-24T10:30:00</dc:date>
            </office:change-info>
          </text:insertion>
        </text:changed-region>
        <text:changed-region xml:id="ct30663024" text:id="ct30663024">
          <text:insertion>
            <office:change-info>
              <dc:creator>Denis Kotlar</dc:creator>
              <dc:date>2016-12-24T10:30:00</dc:date>
            </office:change-info>
          </text:insertion>
        </text:changed-region>
        <text:changed-region xml:id="ct30665392" text:id="ct30665392">
          <text:insertion>
            <office:change-info>
              <dc:creator>Denis Kotlar</dc:creator>
              <dc:date>2016-12-24T10:30:00</dc:date>
            </office:change-info>
          </text:insertion>
        </text:changed-region>
        <text:changed-region xml:id="ct30667216" text:id="ct30667216">
          <text:insertion>
            <office:change-info>
              <dc:creator>Denis Kotlar</dc:creator>
              <dc:date>2016-12-24T10:30:00</dc:date>
            </office:change-info>
          </text:insertion>
        </text:changed-region>
        <text:changed-region xml:id="ct30668848" text:id="ct30668848">
          <text:insertion>
            <office:change-info>
              <dc:creator>Denis Kotlar</dc:creator>
              <dc:date>2016-12-24T10:30:00</dc:date>
            </office:change-info>
          </text:insertion>
        </text:changed-region>
        <text:changed-region xml:id="ct30670672" text:id="ct30670672">
          <text:insertion>
            <office:change-info>
              <dc:creator>Denis Kotlar</dc:creator>
              <dc:date>2016-12-24T10:30:00</dc:date>
            </office:change-info>
          </text:insertion>
        </text:changed-region>
        <text:changed-region xml:id="ct30672416" text:id="ct30672416">
          <text:insertion>
            <office:change-info>
              <dc:creator>Denis Kotlar</dc:creator>
              <dc:date>2016-12-24T10:30:00</dc:date>
            </office:change-info>
          </text:insertion>
        </text:changed-region>
        <text:changed-region xml:id="ct30674656" text:id="ct30674656">
          <text:insertion>
            <office:change-info>
              <dc:creator>Denis Kotlar</dc:creator>
              <dc:date>2016-12-24T10:30:00</dc:date>
            </office:change-info>
          </text:insertion>
        </text:changed-region>
        <text:changed-region xml:id="ct30674160" text:id="ct30674160">
          <text:insertion>
            <office:change-info>
              <dc:creator>Denis Kotlar</dc:creator>
              <dc:date>2016-12-24T10:30:00</dc:date>
            </office:change-info>
          </text:insertion>
        </text:changed-region>
        <text:changed-region xml:id="ct29734896" text:id="ct29734896">
          <text:insertion>
            <office:change-info>
              <dc:creator>Denis Kotlar</dc:creator>
              <dc:date>2016-12-24T10:30:00</dc:date>
            </office:change-info>
          </text:insertion>
        </text:changed-region>
        <text:changed-region xml:id="ct30679440" text:id="ct30679440">
          <text:insertion>
            <office:change-info>
              <dc:creator>Denis Kotlar</dc:creator>
              <dc:date>2016-12-24T10:30:00</dc:date>
            </office:change-info>
          </text:insertion>
        </text:changed-region>
        <text:changed-region xml:id="ct30683680" text:id="ct30683680">
          <text:insertion>
            <office:change-info>
              <dc:creator>Denis Kotlar</dc:creator>
              <dc:date>2016-12-24T10:30:00</dc:date>
            </office:change-info>
          </text:insertion>
        </text:changed-region>
        <text:changed-region xml:id="ct30682480" text:id="ct30682480">
          <text:insertion>
            <office:change-info>
              <dc:creator>Denis Kotlar</dc:creator>
              <dc:date>2016-12-24T10:30:00</dc:date>
            </office:change-info>
          </text:insertion>
        </text:changed-region>
        <text:changed-region xml:id="ct30686032" text:id="ct30686032">
          <text:insertion>
            <office:change-info>
              <dc:creator>Denis Kotlar</dc:creator>
              <dc:date>2016-12-24T10:30:00</dc:date>
            </office:change-info>
          </text:insertion>
        </text:changed-region>
        <text:changed-region xml:id="ct30688336" text:id="ct30688336">
          <text:insertion>
            <office:change-info>
              <dc:creator>Denis Kotlar</dc:creator>
              <dc:date>2016-12-24T10:30:00</dc:date>
            </office:change-info>
          </text:insertion>
        </text:changed-region>
        <text:changed-region xml:id="ct30691728" text:id="ct30691728">
          <text:insertion>
            <office:change-info>
              <dc:creator>Denis Kotlar</dc:creator>
              <dc:date>2016-12-24T14:30:00</dc:date>
            </office:change-info>
          </text:insertion>
        </text:changed-region>
        <text:changed-region xml:id="ct29734640" text:id="ct29734640">
          <text:insertion>
            <office:change-info>
              <dc:creator>Denis Kotlar</dc:creator>
              <dc:date>2016-12-24T14:30:00</dc:date>
            </office:change-info>
          </text:insertion>
        </text:changed-region>
        <text:changed-region xml:id="ct30696384" text:id="ct30696384">
          <text:insertion>
            <office:change-info>
              <dc:creator>Denis Kotlar</dc:creator>
              <dc:date>2016-12-24T14:30:00</dc:date>
            </office:change-info>
          </text:insertion>
        </text:changed-region>
        <text:changed-region xml:id="ct29736576" text:id="ct29736576">
          <text:insertion>
            <office:change-info>
              <dc:creator>Denis Kotlar</dc:creator>
              <dc:date>2016-12-24T14:31:00</dc:date>
            </office:change-info>
          </text:insertion>
        </text:changed-region>
        <text:changed-region xml:id="ct30698128" text:id="ct30698128">
          <text:insertion>
            <office:change-info>
              <dc:creator>Denis Kotlar</dc:creator>
              <dc:date>2016-12-24T14:30:00</dc:date>
            </office:change-info>
          </text:insertion>
        </text:changed-region>
        <text:changed-region xml:id="ct30700672" text:id="ct30700672">
          <text:insertion>
            <office:change-info>
              <dc:creator>Denis Kotlar</dc:creator>
              <dc:date>2016-12-24T14:40:00</dc:date>
            </office:change-info>
          </text:insertion>
        </text:changed-region>
        <text:changed-region xml:id="ct30704128" text:id="ct30704128">
          <text:insertion>
            <office:change-info>
              <dc:creator>Denis Kotlar</dc:creator>
              <dc:date>2016-12-24T14:33:00</dc:date>
            </office:change-info>
          </text:insertion>
        </text:changed-region>
        <text:changed-region xml:id="ct30701664" text:id="ct30701664">
          <text:insertion>
            <office:change-info>
              <dc:creator>Denis Kotlar</dc:creator>
              <dc:date>2016-12-24T14:30:00</dc:date>
            </office:change-info>
          </text:insertion>
        </text:changed-region>
        <text:changed-region xml:id="ct30703104" text:id="ct30703104">
          <text:insertion>
            <office:change-info>
              <dc:creator>Denis Kotlar</dc:creator>
              <dc:date>2016-12-24T14:33:00</dc:date>
            </office:change-info>
          </text:insertion>
        </text:changed-region>
        <text:changed-region xml:id="ct30715712" text:id="ct30715712">
          <text:insertion>
            <office:change-info>
              <dc:creator>Denis Kotlar</dc:creator>
              <dc:date>2016-12-24T14:30:00</dc:date>
            </office:change-info>
          </text:insertion>
        </text:changed-region>
        <text:changed-region xml:id="ct30717536" text:id="ct30717536">
          <text:insertion>
            <office:change-info>
              <dc:creator>Denis Kotlar</dc:creator>
              <dc:date>2016-12-24T14:30:00</dc:date>
            </office:change-info>
          </text:insertion>
        </text:changed-region>
        <text:changed-region xml:id="ct30719360" text:id="ct30719360">
          <text:insertion>
            <office:change-info>
              <dc:creator>Denis Kotlar</dc:creator>
              <dc:date>2016-12-24T14:30:00</dc:date>
            </office:change-info>
          </text:insertion>
        </text:changed-region>
        <text:changed-region xml:id="ct30721184" text:id="ct30721184">
          <text:insertion>
            <office:change-info>
              <dc:creator>Denis Kotlar</dc:creator>
              <dc:date>2016-12-24T14:30:00</dc:date>
            </office:change-info>
          </text:insertion>
        </text:changed-region>
        <text:changed-region xml:id="ct30723008" text:id="ct30723008">
          <text:insertion>
            <office:change-info>
              <dc:creator>Denis Kotlar</dc:creator>
              <dc:date>2016-12-24T14:30:00</dc:date>
            </office:change-info>
          </text:insertion>
        </text:changed-region>
        <text:changed-region xml:id="ct30724992" text:id="ct30724992">
          <text:insertion>
            <office:change-info>
              <dc:creator>Denis Kotlar</dc:creator>
              <dc:date>2016-12-24T14:30:00</dc:date>
            </office:change-info>
          </text:insertion>
        </text:changed-region>
        <text:changed-region xml:id="ct30726736" text:id="ct30726736">
          <text:insertion>
            <office:change-info>
              <dc:creator>Denis Kotlar</dc:creator>
              <dc:date>2016-12-24T14:30:00</dc:date>
            </office:change-info>
          </text:insertion>
        </text:changed-region>
        <text:changed-region xml:id="ct30728480" text:id="ct30728480">
          <text:insertion>
            <office:change-info>
              <dc:creator>Denis Kotlar</dc:creator>
              <dc:date>2016-12-24T14:31:00</dc:date>
            </office:change-info>
          </text:insertion>
        </text:changed-region>
        <text:changed-region xml:id="ct30730304" text:id="ct30730304">
          <text:insertion>
            <office:change-info>
              <dc:creator>Denis Kotlar</dc:creator>
              <dc:date>2016-12-24T14:31:00</dc:date>
            </office:change-info>
          </text:insertion>
        </text:changed-region>
        <text:changed-region xml:id="ct30732448" text:id="ct30732448">
          <text:insertion>
            <office:change-info>
              <dc:creator>Denis Kotlar</dc:creator>
              <dc:date>2016-12-24T14:30:00</dc:date>
            </office:change-info>
          </text:insertion>
        </text:changed-region>
        <text:changed-region xml:id="ct30734400" text:id="ct30734400">
          <text:insertion>
            <office:change-info>
              <dc:creator>Denis Kotlar</dc:creator>
              <dc:date>2016-12-24T14:30:00</dc:date>
            </office:change-info>
          </text:insertion>
        </text:changed-region>
        <text:changed-region xml:id="ct30734800" text:id="ct30734800">
          <text:insertion>
            <office:change-info>
              <dc:creator>Denis Kotlar</dc:creator>
              <dc:date>2016-12-24T15:06:00</dc:date>
            </office:change-info>
          </text:insertion>
        </text:changed-region>
        <text:changed-region xml:id="ct30735408" text:id="ct30735408">
          <text:insertion>
            <office:change-info>
              <dc:creator>Denis Kotlar</dc:creator>
              <dc:date>2016-12-24T15:07:00</dc:date>
            </office:change-info>
          </text:insertion>
        </text:changed-region>
        <text:changed-region xml:id="ct30737392" text:id="ct30737392">
          <text:insertion>
            <office:change-info>
              <dc:creator>Denis Kotlar</dc:creator>
              <dc:date>2016-12-24T14:30:00</dc:date>
            </office:change-info>
          </text:insertion>
        </text:changed-region>
        <text:changed-region xml:id="ct30739216" text:id="ct30739216">
          <text:insertion>
            <office:change-info>
              <dc:creator>Denis Kotlar</dc:creator>
              <dc:date>2016-12-24T15:05:00</dc:date>
            </office:change-info>
          </text:insertion>
        </text:changed-region>
        <text:changed-region xml:id="ct30739824" text:id="ct30739824">
          <text:insertion>
            <office:change-info>
              <dc:creator>Denis Kotlar</dc:creator>
              <dc:date>2016-12-24T15:17:00</dc:date>
            </office:change-info>
          </text:insertion>
        </text:changed-region>
        <text:changed-region xml:id="ct30740432" text:id="ct30740432">
          <text:insertion>
            <office:change-info>
              <dc:creator>Denis Kotlar</dc:creator>
              <dc:date>2016-12-24T15:16:00</dc:date>
            </office:change-info>
          </text:insertion>
        </text:changed-region>
        <text:changed-region xml:id="ct30742784" text:id="ct30742784">
          <text:insertion>
            <office:change-info>
              <dc:creator>Denis Kotlar</dc:creator>
              <dc:date>2016-12-24T15:17:00</dc:date>
            </office:change-info>
          </text:insertion>
        </text:changed-region>
        <text:changed-region xml:id="ct29740784" text:id="ct29740784">
          <text:insertion>
            <office:change-info>
              <dc:creator>Denis Kotlar</dc:creator>
              <dc:date>2016-12-24T15:17:00</dc:date>
            </office:change-info>
          </text:insertion>
        </text:changed-region>
        <text:changed-region xml:id="ct30745680" text:id="ct30745680">
          <text:insertion>
            <office:change-info>
              <dc:creator>Denis Kotlar</dc:creator>
              <dc:date>2016-12-24T15:17:00</dc:date>
            </office:change-info>
          </text:insertion>
        </text:changed-region>
        <text:changed-region xml:id="ct30748624" text:id="ct30748624">
          <text:insertion>
            <office:change-info>
              <dc:creator>Denis Kotlar</dc:creator>
              <dc:date>2016-12-24T15:17:00</dc:date>
            </office:change-info>
          </text:insertion>
        </text:changed-region>
        <text:changed-region xml:id="ct30750672" text:id="ct30750672">
          <text:insertion>
            <office:change-info>
              <dc:creator>Denis Kotlar</dc:creator>
              <dc:date>2016-12-24T15:17:00</dc:date>
            </office:change-info>
          </text:insertion>
        </text:changed-region>
        <text:changed-region xml:id="ct30750896" text:id="ct30750896">
          <text:insertion>
            <office:change-info>
              <dc:creator>Denis Kotlar</dc:creator>
              <dc:date>2016-12-24T15:21:00</dc:date>
            </office:change-info>
          </text:insertion>
        </text:changed-region>
        <text:changed-region xml:id="ct30751584" text:id="ct30751584">
          <text:insertion>
            <office:change-info>
              <dc:creator>Denis Kotlar</dc:creator>
              <dc:date>2016-12-24T15:17:00</dc:date>
            </office:change-info>
          </text:insertion>
        </text:changed-region>
        <text:changed-region xml:id="ct30752464" text:id="ct30752464">
          <text:insertion>
            <office:change-info>
              <dc:creator>Denis Kotlar</dc:creator>
              <dc:date>2016-12-24T15:17:00</dc:date>
            </office:change-info>
          </text:insertion>
        </text:changed-region>
        <text:changed-region xml:id="ct30756064" text:id="ct30756064">
          <text:insertion>
            <office:change-info>
              <dc:creator>Denis Kotlar</dc:creator>
              <dc:date>2016-12-24T15:21:00</dc:date>
            </office:change-info>
          </text:insertion>
        </text:changed-region>
        <text:changed-region xml:id="ct30763568" text:id="ct30763568">
          <text:insertion>
            <office:change-info>
              <dc:creator>Denis Kotlar</dc:creator>
              <dc:date>2016-12-24T15:17:00</dc:date>
            </office:change-info>
          </text:insertion>
        </text:changed-region>
        <text:changed-region xml:id="ct30765168" text:id="ct30765168">
          <text:insertion>
            <office:change-info>
              <dc:creator>Denis Kotlar</dc:creator>
              <dc:date>2016-12-24T15:17:00</dc:date>
            </office:change-info>
          </text:insertion>
        </text:changed-region>
        <text:changed-region xml:id="ct30767456" text:id="ct30767456">
          <text:insertion>
            <office:change-info>
              <dc:creator>Denis Kotlar</dc:creator>
              <dc:date>2016-12-24T15:17:00</dc:date>
            </office:change-info>
          </text:insertion>
        </text:changed-region>
        <text:changed-region xml:id="ct30769280" text:id="ct30769280">
          <text:insertion>
            <office:change-info>
              <dc:creator>Denis Kotlar</dc:creator>
              <dc:date>2016-12-24T15:17:00</dc:date>
            </office:change-info>
          </text:insertion>
        </text:changed-region>
        <text:changed-region xml:id="ct30771104" text:id="ct30771104">
          <text:insertion>
            <office:change-info>
              <dc:creator>Denis Kotlar</dc:creator>
              <dc:date>2016-12-24T15:17:00</dc:date>
            </office:change-info>
          </text:insertion>
        </text:changed-region>
        <text:changed-region xml:id="ct30773344" text:id="ct30773344">
          <text:insertion>
            <office:change-info>
              <dc:creator>Denis Kotlar</dc:creator>
              <dc:date>2016-12-24T15:17:00</dc:date>
            </office:change-info>
          </text:insertion>
        </text:changed-region>
        <text:changed-region xml:id="ct30775088" text:id="ct30775088">
          <text:insertion>
            <office:change-info>
              <dc:creator>Denis Kotlar</dc:creator>
              <dc:date>2016-12-24T15:17:00</dc:date>
            </office:change-info>
          </text:insertion>
        </text:changed-region>
        <text:changed-region xml:id="ct30751856" text:id="ct30751856">
          <text:insertion>
            <office:change-info>
              <dc:creator>Denis Kotlar</dc:creator>
              <dc:date>2016-12-24T15:17:00</dc:date>
            </office:change-info>
          </text:insertion>
        </text:changed-region>
        <text:changed-region xml:id="ct29743616" text:id="ct29743616">
          <text:insertion>
            <office:change-info>
              <dc:creator>Denis Kotlar</dc:creator>
              <dc:date>2016-12-24T15:17:00</dc:date>
            </office:change-info>
          </text:insertion>
        </text:changed-region>
        <text:changed-region xml:id="ct30780784" text:id="ct30780784">
          <text:insertion>
            <office:change-info>
              <dc:creator>Denis Kotlar</dc:creator>
              <dc:date>2016-12-24T15:22:00</dc:date>
            </office:change-info>
          </text:insertion>
        </text:changed-region>
        <text:changed-region xml:id="ct30782224" text:id="ct30782224">
          <text:insertion>
            <office:change-info>
              <dc:creator>Denis Kotlar</dc:creator>
              <dc:date>2016-12-24T15:23:00</dc:date>
            </office:change-info>
          </text:insertion>
        </text:changed-region>
        <text:changed-region xml:id="ct29744144" text:id="ct29744144">
          <text:insertion>
            <office:change-info>
              <dc:creator>Denis Kotlar</dc:creator>
              <dc:date>2016-12-24T15:22:00</dc:date>
            </office:change-info>
          </text:insertion>
        </text:changed-region>
        <text:changed-region xml:id="ct30785488" text:id="ct30785488">
          <text:insertion>
            <office:change-info>
              <dc:creator>Denis Kotlar</dc:creator>
              <dc:date>2016-12-24T15:22:00</dc:date>
            </office:change-info>
          </text:insertion>
        </text:changed-region>
        <text:changed-region xml:id="ct30789504" text:id="ct30789504">
          <text:insertion>
            <office:change-info>
              <dc:creator>Denis Kotlar</dc:creator>
              <dc:date>2016-12-24T15:17:00</dc:date>
            </office:change-info>
          </text:insertion>
        </text:changed-region>
        <text:changed-region xml:id="ct30790944" text:id="ct30790944">
          <text:insertion>
            <office:change-info>
              <dc:creator>Denis Kotlar</dc:creator>
              <dc:date>2016-12-24T15:17:00</dc:date>
            </office:change-info>
          </text:insertion>
        </text:changed-region>
        <text:changed-region xml:id="ct30791168" text:id="ct30791168">
          <text:insertion>
            <office:change-info>
              <dc:creator>Denis Kotlar</dc:creator>
              <dc:date>2016-12-24T15:22:00</dc:date>
            </office:change-info>
          </text:insertion>
        </text:changed-region>
        <text:changed-region xml:id="ct29744752" text:id="ct29744752">
          <text:insertion>
            <office:change-info>
              <dc:creator>Denis Kotlar</dc:creator>
              <dc:date>2016-12-24T15:17:00</dc:date>
            </office:change-info>
          </text:insertion>
        </text:changed-region>
        <text:changed-region xml:id="ct30794912" text:id="ct30794912">
          <text:insertion>
            <office:change-info>
              <dc:creator>Denis Kotlar</dc:creator>
              <dc:date>2016-12-24T15:17:00</dc:date>
            </office:change-info>
          </text:insertion>
        </text:changed-region>
        <text:changed-region xml:id="ct30797632" text:id="ct30797632">
          <text:insertion>
            <office:change-info>
              <dc:creator>Denis Kotlar</dc:creator>
              <dc:date>2016-12-24T15:37:00</dc:date>
            </office:change-info>
          </text:insertion>
        </text:changed-region>
        <text:changed-region xml:id="ct30836032" text:id="ct30836032">
          <text:insertion>
            <office:change-info>
              <dc:creator>Denis Kotlar</dc:creator>
              <dc:date>2016-12-24T15:36:00</dc:date>
            </office:change-info>
          </text:insertion>
        </text:changed-region>
        <text:changed-region xml:id="ct31216832" text:id="ct31216832">
          <text:insertion>
            <office:change-info>
              <dc:creator>Denis Kotlar</dc:creator>
              <dc:date>2016-12-07T15:50:00</dc:date>
            </office:change-info>
          </text:insertion>
        </text:changed-region>
        <text:changed-region xml:id="ct31222640" text:id="ct31222640">
          <text:insertion>
            <office:change-info>
              <dc:creator>Denis Kotlar</dc:creator>
              <dc:date>2016-11-04T15:23:00</dc:date>
            </office:change-info>
          </text:insertion>
        </text:changed-region>
        <text:changed-region xml:id="ct31260384" text:id="ct31260384">
          <text:insertion>
            <office:change-info>
              <dc:creator>Denis Kotlar</dc:creator>
              <dc:date>2016-12-07T15:58:00</dc:date>
            </office:change-info>
          </text:insertion>
        </text:changed-region>
        <text:changed-region xml:id="ct31264544" text:id="ct31264544">
          <text:insertion>
            <office:change-info>
              <dc:creator>Denis Kotlar</dc:creator>
              <dc:date>2016-11-04T15:23:00</dc:date>
            </office:change-info>
          </text:insertion>
        </text:changed-region>
        <text:changed-region xml:id="ct31308256" text:id="ct31308256">
          <text:insertion>
            <office:change-info>
              <dc:creator>Denis Kotlar</dc:creator>
              <dc:date>2016-11-04T15:23:00</dc:date>
            </office:change-info>
          </text:insertion>
        </text:changed-region>
        <text:changed-region xml:id="ct31349696" text:id="ct31349696">
          <text:insertion>
            <office:change-info>
              <dc:creator>Denis Kotlar</dc:creator>
              <dc:date>2016-11-04T15:24:00</dc:date>
            </office:change-info>
          </text:insertion>
        </text:changed-region>
        <text:changed-region xml:id="ct31392336" text:id="ct31392336">
          <text:insertion>
            <office:change-info>
              <dc:creator>Denis Kotlar</dc:creator>
              <dc:date>2016-11-04T15:24:00</dc:date>
            </office:change-info>
          </text:insertion>
        </text:changed-region>
        <text:changed-region xml:id="ct31440784" text:id="ct31440784">
          <text:insertion>
            <office:change-info>
              <dc:creator>Denis Kotlar</dc:creator>
              <dc:date>2016-11-04T15:24:00</dc:date>
            </office:change-info>
          </text:insertion>
        </text:changed-region>
        <text:changed-region xml:id="ct31513568" text:id="ct31513568">
          <text:insertion>
            <office:change-info>
              <dc:creator>Denis Kotlar</dc:creator>
              <dc:date>2016-11-04T15:24:00</dc:date>
            </office:change-info>
          </text:insertion>
        </text:changed-region>
        <text:changed-region xml:id="ct31557856" text:id="ct31557856">
          <text:insertion>
            <office:change-info>
              <dc:creator>Denis Kotlar</dc:creator>
              <dc:date>2016-11-04T15:24:00</dc:date>
            </office:change-info>
          </text:insertion>
        </text:changed-region>
        <text:changed-region xml:id="ct31604496" text:id="ct31604496">
          <text:insertion>
            <office:change-info>
              <dc:creator>Denis Kotlar</dc:creator>
              <dc:date>2016-11-04T15:24:00</dc:date>
            </office:change-info>
          </text:insertion>
        </text:changed-region>
        <text:changed-region xml:id="ct31734416" text:id="ct31734416">
          <text:insertion>
            <office:change-info>
              <dc:creator>Denis Kotlar</dc:creator>
              <dc:date>2016-12-07T15:29:00</dc:date>
            </office:change-info>
          </text:insertion>
        </text:changed-region>
        <text:changed-region xml:id="ct31733472" text:id="ct31733472">
          <text:insertion>
            <office:change-info>
              <dc:creator>Denis Kotlar</dc:creator>
              <dc:date>2016-12-07T15:30:00</dc:date>
            </office:change-info>
          </text:insertion>
        </text:changed-region>
        <text:changed-region xml:id="ct31738592" text:id="ct31738592">
          <text:insertion>
            <office:change-info>
              <dc:creator>Denis Kotlar</dc:creator>
              <dc:date>2016-12-07T15:30:00</dc:date>
            </office:change-info>
          </text:insertion>
        </text:changed-region>
        <text:changed-region xml:id="ct31783920" text:id="ct31783920">
          <text:insertion>
            <office:change-info>
              <dc:creator>Denis Kotlar</dc:creator>
              <dc:date>2016-11-04T15:25:00</dc:date>
            </office:change-info>
          </text:insertion>
        </text:changed-region>
        <text:changed-region xml:id="ct31826656" text:id="ct31826656">
          <text:insertion>
            <office:change-info>
              <dc:creator>Denis Kotlar</dc:creator>
              <dc:date>2016-11-04T15:25:00</dc:date>
            </office:change-info>
          </text:insertion>
        </text:changed-region>
        <text:changed-region xml:id="ct30906400" text:id="ct30906400">
          <text:insertion>
            <office:change-info>
              <dc:creator>Denis Kotlar</dc:creator>
              <dc:date>2016-11-04T15:25:00</dc:date>
            </office:change-info>
          </text:insertion>
        </text:changed-region>
        <text:changed-region xml:id="ct31863216" text:id="ct31863216">
          <text:insertion>
            <office:change-info>
              <dc:creator>Denis Kotlar</dc:creator>
              <dc:date>2016-12-07T15:59:00</dc:date>
            </office:change-info>
          </text:insertion>
        </text:changed-region>
        <text:changed-region xml:id="ct31875264" text:id="ct31875264">
          <text:insertion>
            <office:change-info>
              <dc:creator>Denis Kotlar</dc:creator>
              <dc:date>2016-11-04T15:25:00</dc:date>
            </office:change-info>
          </text:insertion>
        </text:changed-region>
        <text:changed-region xml:id="ct31875872" text:id="ct31875872">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39321621251529502" text:style-name="Outline">
        <text:list-item>
          <text:list>
            <text:list-item>
              <text:h text:style-name="P91"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73"><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75"><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79"><text:change-start text:change-id="ct30061168"/>:DIGital<text:change-end text:change-id="ct30061168"/></text:p>
          </table:table-cell>
          <table:table-cell table:style-name="Table101.A2" office:value-type="string">
            <text:p text:style-name="P2"/>
          </table:table-cell>
        </table:table-row>
        <table:table-row>
          <table:table-cell table:style-name="Table101.A2" office:value-type="string">
            <text:p text:style-name="P76"><text:change-start text:change-id="ct30068176"/><text:a xlink:type="simple" xlink:href="#sour_dig_inp_data" text:style-name="Internet_20_link" text:visited-style-name="Visited_20_Internet_20_Link">:INPut</text:a><text:change-end text:change-id="ct30068176"/><text:change-start text:change-id="ct30069104"/><text:a xlink:type="simple" xlink:href="#sour_dig_inp_data" text:style-name="Internet_20_link" text:visited-style-name="Visited_20_Internet_20_Link">:DATA?</text:a><text:change-end text:change-id="ct30069104"/><text:change-start text:change-id="ct30072304"/><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6">[&lt;pin&gt;]</text:span></text:a><text:change-end text:change-id="ct30072304"/></text:p>
          </table:table-cell>
          <table:table-cell table:style-name="Table101.A2" office:value-type="string">
            <text:p text:style-name="P4"><text:change-start text:change-id="ct30035360"/>Reads the state of the digital port pins<text:change-end text:change-id="ct30035360"/></text:p>
          </table:table-cell>
        </table:table-row>
        <table:table-row>
          <table:table-cell table:style-name="Table101.A2" office:value-type="string">
            <text:p text:style-name="scpi2"><text:change-start text:change-id="ct30082016"/><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6">[</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6">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6">]</text:span></text:a><text:change-end text:change-id="ct30082016"/></text:p>
          </table:table-cell>
          <table:table-cell table:style-name="Table101.A2" office:value-type="string">
            <text:p text:style-name="P5"><text:change-start text:change-id="ct30086736"/>Sets the <text:span text:style-name="T17">state of the </text:span>digital port pins<text:change-end text:change-id="ct30086736"/></text:p>
          </table:table-cell>
        </table:table-row>
        <table:table-row>
          <table:table-cell table:style-name="Table101.A2" office:value-type="string">
            <text:p text:style-name="P77"><text:change-start text:change-id="ct30088480"/>:PIN&lt;<text:span text:style-name="T32">n</text:span>&gt;<text:change-end text:change-id="ct30088480"/></text:p>
          </table:table-cell>
          <table:table-cell table:style-name="Table101.A2" office:value-type="string">
            <text:p text:style-name="P5"/>
          </table:table-cell>
        </table:table-row>
        <table:table-row>
          <table:table-cell table:style-name="Table101.A2" office:value-type="string">
            <text:p text:style-name="scpi3"><text:change-start text:change-id="ct30068400"/><text:a xlink:type="simple" xlink:href="#sour_dig_pin_func" text:style-name="Internet_20_link" text:visited-style-name="Visited_20_Internet_20_Link">:FUNCtion </text:a><text:change-end text:change-id="ct30068400"/><text:change-start text:change-id="ct30079184"/><text:a xlink:type="simple" xlink:href="#sour_dig_pin_func" text:style-name="Internet_20_link" text:visited-style-name="Visited_20_Internet_20_Link"><text:span text:style-name="T18">{&lt;function&gt;}</text:span></text:a><text:change-end text:change-id="ct30079184"/></text:p>
          </table:table-cell>
          <table:table-cell table:style-name="Table101.A2" office:value-type="string">
            <text:p text:style-name="P6"><text:change-start text:change-id="ct30076896"/>Sets the selected pin’s function<text:change-end text:change-id="ct30076896"/></text:p>
          </table:table-cell>
        </table:table-row>
        <table:table-row>
          <table:table-cell table:style-name="Table101.A2" office:value-type="string">
            <text:p text:style-name="scpi3"><text:change-start text:change-id="ct30080896"/><text:a xlink:type="simple" xlink:href="#sour_dig_pin_pol" text:style-name="Internet_20_link" text:visited-style-name="Visited_20_Internet_20_Link">:POLarity {&lt;polarity&gt;}</text:a><text:change-end text:change-id="ct30080896"/></text:p>
          </table:table-cell>
          <table:table-cell table:style-name="Table101.A2" office:value-type="string">
            <text:p text:style-name="P7"><text:change-start text:change-id="ct30093264"/>Sets the selected pin’s polarity<text:change-end text:change-id="ct30093264"/></text:p>
          </table:table-cell>
        </table:table-row>
        <table:table-row>
          <table:table-cell table:style-name="Table101.A2" office:value-type="string">
            <text:p text:style-name="scpi2"><text:change-start text:change-id="ct30095008"/>:TOUTput<text:change-end text:change-id="ct30095008"/></text:p>
          </table:table-cell>
          <table:table-cell table:style-name="Table101.A2" office:value-type="string">
            <text:p text:style-name="P7"/>
          </table:table-cell>
        </table:table-row>
        <table:table-row>
          <table:table-cell table:style-name="Table101.A2" office:value-type="string">
            <text:p text:style-name="P74"><text:change-start text:change-id="ct30098432"/><text:a xlink:type="simple" xlink:href="#sour_dig_tout_bus" text:style-name="Internet_20_link" text:visited-style-name="Visited_20_Internet_20_Link">:BUS[:ENABle] {&lt;Bool&gt;}</text:a><text:change-end text:change-id="ct30098432"/></text:p>
          </table:table-cell>
          <table:table-cell table:style-name="Table101.A2" office:value-type="string">
            <text:p text:style-name="P8"><text:change-start text:change-id="ct30100176"/>Enables/disables BUS-generated triggers on digital pins<text:change-end text:change-id="ct30100176"/></text:p>
          </table:table-cell>
        </table:table-row>
        <table:table-row>
          <table:table-cell table:style-name="Table101.A2" office:value-type="string">
            <text:p text:style-name="P78">:LIST</text:p>
          </table:table-cell>
          <table:table-cell table:style-name="Table101.A2" office:value-type="string">
            <text:p text:style-name="P2"/>
          </table:table-cell>
        </table:table-row>
        <table:table-row>
          <table:table-cell table:style-name="Table101.A2" office:value-type="string">
            <text:p text:style-name="P75"><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75"><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75"><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75"><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80">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81">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20138581393908"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9">Name</text:p>
          </table:table-cell>
          <table:table-cell table:style-name="Table30.B4" office:value-type="string">
            <text:p text:style-name="P9">Type</text:p>
          </table:table-cell>
          <table:table-cell table:style-name="Table30.B4" office:value-type="string">
            <text:p text:style-name="P9">Range</text:p>
          </table:table-cell>
          <table:table-cell table:style-name="Table30.B4" office:value-type="string">
            <text:p text:style-name="P9">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1">Numeric (NR2), discrete</text:p>
          </table:table-cell>
          <table:table-cell table:style-name="Table30.A1" office:value-type="string">
            <text:p text:style-name="P30">0 to MAXimum, MIN|DEF|MAX|UP|DOWN</text:p>
            <text:p text:style-name="P30">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1">–</text:p>
          </table:table-cell>
        </table:table-row>
        <table:table-row>
          <table:table-cell table:style-name="Table30.A1" office:value-type="string">
            <text:p text:style-name="P66"><text:span text:style-name="T9">Usage</text:span><text:span text:style-name="T11">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66">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66">Related Commands</text:p>
          </table:table-cell>
          <table:table-cell table:style-name="Table30.A1" table:number-columns-spanned="4" office:value-type="string">
            <text:p text:style-name="P1"><text:change-start text:change-id="ct30282576"/>*SAV</text:p>
            <text:p text:style-name="P1"><text:change-end text:change-id="ct30282576"/>*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20138604916756" text:continue-numbering="true" text:style-name="Outline">
        <text:list-item>
          <text:list>
            <text:list-item>
              <text:list>
                <text:list-item>
                  <text:h text:style-name="Heading_20_3" text:outline-level="3">[SOURce[&lt;n&gt;]<text:span text:style-name="T15">]:</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9">Name</text:p>
          </table:table-cell>
          <table:table-cell table:style-name="Table8.B4" office:value-type="string">
            <text:p text:style-name="P9">Type</text:p>
          </table:table-cell>
          <table:table-cell table:style-name="Table8.B4" office:value-type="string">
            <text:p text:style-name="P9">Range</text:p>
          </table:table-cell>
          <table:table-cell table:style-name="Table8.B4" office:value-type="string">
            <text:p text:style-name="P9">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59">Numeric (NR2)</text:p>
          </table:table-cell>
          <table:table-cell table:style-name="Table8.A1" office:value-type="string">
            <text:p text:style-name="P59">0.01 to 1|DEFault</text:p>
          </table:table-cell>
          <table:table-cell table:style-name="Table8.A1" office:value-type="string">
            <text:p text:style-name="P59">0.05</text:p>
          </table:table-cell>
        </table:table-row>
        <table:table-row>
          <table:table-cell table:style-name="Table8.A1" office:value-type="string">
            <text:p text:style-name="P66"><text:span text:style-name="T9">Usage</text:span><text:span text:style-name="T11">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66">Errors</text:p>
          </table:table-cell>
          <table:table-cell table:style-name="Table8.A1" table:number-columns-spanned="4" office:value-type="string">
            <text:p text:style-name="P1"/>
          </table:table-cell>
          <table:covered-table-cell/>
          <table:covered-table-cell/>
          <table:covered-table-cell/>
        </table:table-row>
        <table:table-row>
          <table:table-cell table:style-name="Table8.A1" office:value-type="string">
            <text:p text:style-name="P66">Related Commands</text:p>
          </table:table-cell>
          <table:table-cell table:style-name="Table8.A1" table:number-columns-spanned="4" office:value-type="string">
            <text:p text:style-name="P1"><text:change-start text:change-id="ct30330400"/>*SAV</text:p>
            <text:p text:style-name="P1"><text:change-end text:change-id="ct30330400"/>[SOURce[&lt;n&gt;]<text:span text:style-name="T6">]:</text:span>CURRent</text:p>
          </table:table-cell>
          <table:covered-table-cell/>
          <table:covered-table-cell/>
          <table:covered-table-cell/>
        </table:table-row>
      </table:table>
      <text:list xml:id="list120137944953522" text:continue-numbering="true" text:style-name="Outline">
        <text:list-item>
          <text:list>
            <text:list-item>
              <text:list>
                <text:list-item>
                  <text:h text:style-name="Heading_20_3" text:outline-level="3">[SOURce[&lt;n&gt;]<text:span text:style-name="T15">]:</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9">Name</text:p>
          </table:table-cell>
          <table:table-cell table:style-name="Table9.B4" office:value-type="string">
            <text:p text:style-name="P9">Type</text:p>
          </table:table-cell>
          <table:table-cell table:style-name="Table9.B4" office:value-type="string">
            <text:p text:style-name="P9">Range</text:p>
          </table:table-cell>
          <table:table-cell table:style-name="Table9.B4" office:value-type="string">
            <text:p text:style-name="P9">Default</text:p>
          </table:table-cell>
        </table:table-row>
        <table:table-row>
          <table:covered-table-cell/>
          <table:table-cell table:style-name="Table9.A1" office:value-type="string">
            <text:p text:style-name="Standard">&lt;current&gt;</text:p>
          </table:table-cell>
          <table:table-cell table:style-name="Table9.A1" office:value-type="string">
            <text:p text:style-name="P31">Numeric (NR2), discrete</text:p>
          </table:table-cell>
          <table:table-cell table:style-name="Table9.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1">0.00</text:p>
          </table:table-cell>
        </table:table-row>
        <table:table-row>
          <table:table-cell table:style-name="Table9.A1" office:value-type="string">
            <text:p text:style-name="P66"><text:span text:style-name="T9">Usage</text:span><text:span text:style-name="T11">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66">Errors</text:p>
          </table:table-cell>
          <table:table-cell table:style-name="Table9.A1" table:number-columns-spanned="4" office:value-type="string">
            <text:p text:style-name="P1"/>
          </table:table-cell>
          <table:covered-table-cell/>
          <table:covered-table-cell/>
          <table:covered-table-cell/>
        </table:table-row>
        <table:table-row>
          <table:table-cell table:style-name="Table9.A1" office:value-type="string">
            <text:p text:style-name="P66">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20137734976894" text:continue-numbering="true" text:style-name="Outline">
        <text:list-item>
          <text:list>
            <text:list-item>
              <text:list>
                <text:list-item>
                  <text:h text:style-name="Heading_20_3" text:outline-level="3"><text:bookmark text:name="sour_curr_lim"/><text:span text:style-name="T15">[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9">Name</text:p>
          </table:table-cell>
          <table:table-cell table:style-name="Table6.B4" office:value-type="string">
            <text:p text:style-name="P9">Type</text:p>
          </table:table-cell>
          <table:table-cell table:style-name="Table6.B4" office:value-type="string">
            <text:p text:style-name="P9">Range</text:p>
          </table:table-cell>
          <table:table-cell table:style-name="Table6.B4" office:value-type="string">
            <text:p text:style-name="P9">Default</text:p>
          </table:table-cell>
        </table:table-row>
        <table:table-row>
          <table:covered-table-cell/>
          <table:table-cell table:style-name="Table6.A1" office:value-type="string">
            <text:p text:style-name="Standard">&lt;current&gt;</text:p>
          </table:table-cell>
          <table:table-cell table:style-name="Table6.A1" office:value-type="string">
            <text:p text:style-name="P31">Numeric (NR2), discrete</text:p>
          </table:table-cell>
          <table:table-cell table:style-name="Table6.A1" office:value-type="string">
            <text:p text:style-name="P30">0 to MAXimum, MIN|<text:soft-page-break/>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1">MAXimum</text:p>
          </table:table-cell>
        </table:table-row>
        <table:table-row>
          <table:table-cell table:style-name="Table6.A1" office:value-type="string">
            <text:p text:style-name="P66"><text:span text:style-name="T9">Usage</text:span><text:span text:style-name="T11">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66">Errors</text:p>
          </table:table-cell>
          <table:table-cell table:style-name="Table6.A1" table:number-columns-spanned="4" office:value-type="string">
            <text:p text:style-name="P1"/>
          </table:table-cell>
          <table:covered-table-cell/>
          <table:covered-table-cell/>
          <table:covered-table-cell/>
        </table:table-row>
        <table:table-row>
          <table:table-cell table:style-name="Table6.A1" office:value-type="string">
            <text:p text:style-name="P66">Related Commands</text:p>
          </table:table-cell>
          <table:table-cell table:style-name="Table6.A1" table:number-columns-spanned="4" office:value-type="string">
            <text:p text:style-name="P1"><text:change-start text:change-id="ct30418512"/>*SAV</text:p>
            <text:p text:style-name="P1"><text:change-end text:change-id="ct30418512"/>[SOURce[&lt;n&gt;]]:CURRent:STEP</text:p>
            <text:p text:style-name="P1">[SOURce[&lt;n&gt;]]:POWer:LIMit</text:p>
            <text:p text:style-name="P1">[SOURce[&lt;n&gt;]]:VOLTage:LIMit[:POSitive][:IMMediate][:AMPLitude]</text:p>
          </table:table-cell>
          <table:covered-table-cell/>
          <table:covered-table-cell/>
          <table:covered-table-cell/>
        </table:table-row>
      </table:table>
      <text:list xml:id="list120138381915305" text:continue-numbering="true" text:style-name="Outline">
        <text:list-item>
          <text:list>
            <text:list-item>
              <text:list>
                <text:list-item>
                  <text:h text:style-name="Heading_20_3" text:outline-level="3"><text:bookmark text:name="sour_curr_mode"/>[SOURce[&lt;n&gt;]<text:span text:style-name="T15">]:</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98788387844862826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9">Name</text:p>
          </table:table-cell>
          <table:table-cell table:style-name="Table118.B4" office:value-type="string">
            <text:p text:style-name="P9">Type</text:p>
          </table:table-cell>
          <table:table-cell table:style-name="Table118.B4" office:value-type="string">
            <text:p text:style-name="P9">Range</text:p>
          </table:table-cell>
          <table:table-cell table:style-name="Table118.B4" office:value-type="string">
            <text:p text:style-name="P9">Default</text:p>
          </table:table-cell>
        </table:table-row>
        <table:table-row>
          <table:covered-table-cell/>
          <table:table-cell table:style-name="Table118.A1" office:value-type="string">
            <text:p text:style-name="Standard">&lt;mode&gt;</text:p>
          </table:table-cell>
          <table:table-cell table:style-name="Table118.A1" office:value-type="string">
            <text:p text:style-name="P31">Discrete</text:p>
          </table:table-cell>
          <table:table-cell table:style-name="Table118.A1" office:value-type="string">
            <text:p text:style-name="P30">FIXed|LIST|STEP</text:p>
          </table:table-cell>
          <table:table-cell table:style-name="Table118.A1" office:value-type="string">
            <text:p text:style-name="P31">FIXed</text:p>
          </table:table-cell>
        </table:table-row>
        <table:table-row>
          <table:table-cell table:style-name="Table118.A1" office:value-type="string">
            <text:p text:style-name="P66"><text:span text:style-name="T9">Usage</text:span><text:span text:style-name="T11">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66">Errors</text:p>
          </table:table-cell>
          <table:table-cell table:style-name="Table118.A1" table:number-columns-spanned="4" office:value-type="string">
            <text:p text:style-name="P1"/>
          </table:table-cell>
          <table:covered-table-cell/>
          <table:covered-table-cell/>
          <table:covered-table-cell/>
        </table:table-row>
        <table:table-row>
          <table:table-cell table:style-name="Table118.A1" office:value-type="string">
            <text:p text:style-name="P66">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20138798683312" text:continue-list="list120138381915305" text:style-name="Outline">
        <text:list-item>
          <text:list>
            <text:list-item>
              <text:list>
                <text:list-item>
                  <text:h text:style-name="Heading_20_3" text:outline-level="3"><text:bookmark text:name="sour_curr_prot_del"/>[SOURce[&lt;n&gt;]<text:span text:style-name="T15">]:</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9">Name</text:p>
          </table:table-cell>
          <table:table-cell table:style-name="Table86.B4" office:value-type="string">
            <text:p text:style-name="P9">Type</text:p>
          </table:table-cell>
          <table:table-cell table:style-name="Table86.B4" office:value-type="string">
            <text:p text:style-name="P9">Range</text:p>
          </table:table-cell>
          <table:table-cell table:style-name="Table86.B4" office:value-type="string">
            <text:p text:style-name="P9">Default</text:p>
          </table:table-cell>
        </table:table-row>
        <table:table-row>
          <table:covered-table-cell/>
          <table:table-cell table:style-name="Table86.A1" office:value-type="string">
            <text:p text:style-name="Standard">&lt;time&gt;</text:p>
          </table:table-cell>
          <table:table-cell table:style-name="Table86.A1" office:value-type="string">
            <text:p text:style-name="P31">Numeric, discrete</text:p>
          </table:table-cell>
          <table:table-cell table:style-name="Table86.A1" office:value-type="string">
            <text:p text:style-name="P31">0 – 10|DEFault</text:p>
          </table:table-cell>
          <table:table-cell table:style-name="Table86.A1" office:value-type="string">
            <text:p text:style-name="P31">20 ms</text:p>
          </table:table-cell>
        </table:table-row>
        <table:table-row>
          <table:table-cell table:style-name="Table86.A1" office:value-type="string">
            <text:p text:style-name="P66"><text:span text:style-name="T9">Usage</text:span><text:span text:style-name="T11"> </text:span><text:soft-page-break/><text:span text:style-name="T9">example</text:span></text:p>
          </table:table-cell>
          <table:table-cell table:style-name="Table86.A1" table:number-columns-spanned="4" office:value-type="string">
            <text:p text:style-name="Standard">Get default OCP delay of 20 milliseconds:</text:p>
            <text:p text:style-name="cmd_5f_code_20_Start"><text:soft-page-break/>CURR:PROT:DEL? DEF</text:p>
            <text:p text:style-name="cmd_5f_code_20_Start">0.02</text:p>
          </table:table-cell>
          <table:covered-table-cell/>
          <table:covered-table-cell/>
          <table:covered-table-cell/>
        </table:table-row>
        <table:table-row>
          <table:table-cell table:style-name="Table86.A1" office:value-type="string">
            <text:p text:style-name="P66">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66">Related Commands</text:p>
          </table:table-cell>
          <table:table-cell table:style-name="Table86.A1" table:number-columns-spanned="4" office:value-type="string">
            <text:p text:style-name="P1"><text:change-start text:change-id="ct30530064"/>*SAV</text:p>
            <text:p text:style-name="P1"><text:change-end text:change-id="ct30530064"/>OUTPut:PROTection:CLEar</text:p>
          </table:table-cell>
          <table:covered-table-cell/>
          <table:covered-table-cell/>
          <table:covered-table-cell/>
        </table:table-row>
      </table:table>
      <text:list xml:id="list120137919215072" text:continue-numbering="true" text:style-name="Outline">
        <text:list-item>
          <text:list>
            <text:list-item>
              <text:list>
                <text:list-item>
                  <text:h text:style-name="Heading_20_3" text:outline-level="3"><text:bookmark text:name="sour_curr_prot_stat"/>[SOURce[&lt;n&gt;]<text:span text:style-name="T15">]:</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9">Name</text:p>
          </table:table-cell>
          <table:table-cell table:style-name="Table87.B4" office:value-type="string">
            <text:p text:style-name="P9">Type</text:p>
          </table:table-cell>
          <table:table-cell table:style-name="Table87.B4" office:value-type="string">
            <text:p text:style-name="P9">Range</text:p>
          </table:table-cell>
          <table:table-cell table:style-name="Table87.B4" office:value-type="string">
            <text:p text:style-name="P9">Default</text:p>
          </table:table-cell>
        </table:table-row>
        <table:table-row>
          <table:covered-table-cell/>
          <table:table-cell table:style-name="Table87.A1" office:value-type="string">
            <text:p text:style-name="Standard">&lt;bool&gt;</text:p>
          </table:table-cell>
          <table:table-cell table:style-name="Table87.A1" office:value-type="string">
            <text:p text:style-name="P31">Discrete</text:p>
          </table:table-cell>
          <table:table-cell table:style-name="Table87.A1" office:value-type="string">
            <text:p text:style-name="P31">ON|OFF|0|1</text:p>
          </table:table-cell>
          <table:table-cell table:style-name="Table87.A1" office:value-type="string">
            <text:p text:style-name="P31">OFF</text:p>
          </table:table-cell>
        </table:table-row>
        <table:table-row>
          <table:table-cell table:style-name="Table87.A1" office:value-type="string">
            <text:p text:style-name="P66"><text:span text:style-name="T9">Usage</text:span><text:span text:style-name="T11">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66">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66">Related Commands</text:p>
          </table:table-cell>
          <table:table-cell table:style-name="Table87.A1" table:number-columns-spanned="4" office:value-type="string">
            <text:p text:style-name="P1"><text:change-start text:change-id="ct30571008"/>*SAV</text:p>
            <text:p text:style-name="P1"><text:change-end text:change-id="ct30571008"/>OUTPut:PROTection:CLEar<text:change-start text:change-id="ct30571360"/></text:p>
            <text:p text:style-name="P1"><text:change-end text:change-id="ct30571360"/><text:change-start text:change-id="ct30571776"/>OUTPut:PROTection:COUPle<text:change-end text:change-id="ct30571776"/></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20137597282331" text:continue-numbering="true" text:style-name="Outline">
        <text:list-item>
          <text:list>
            <text:list-item>
              <text:list>
                <text:list-item>
                  <text:h text:style-name="Heading_20_3" text:outline-level="3"><text:bookmark text:name="sour_curr_prot_trip"/>[SOURce[&lt;n&gt;]<text:span text:style-name="T15">]:</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66"><text:span text:style-name="T9">Usage</text:span><text:span text:style-name="T11">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66">Errors</text:p>
          </table:table-cell>
          <table:table-cell table:style-name="Table88.A1" office:value-type="string">
            <text:p text:style-name="P1"/>
          </table:table-cell>
        </table:table-row>
        <table:table-row>
          <table:table-cell table:style-name="Table88.A1" office:value-type="string">
            <text:p text:style-name="P66">Related Commands</text:p>
          </table:table-cell>
          <table:table-cell table:style-name="Table88.A1" office:value-type="string">
            <text:p text:style-name="P1">OUTPut:PROTection:CLEar</text:p>
          </table:table-cell>
        </table:table-row>
      </table:table>
      <text:list xml:id="list120139257909909" text:continue-numbering="true" text:style-name="Outline">
        <text:list-item>
          <text:list>
            <text:list-item>
              <text:list>
                <text:list-item>
                  <text:h text:style-name="P93" text:outline-level="3"><text:bookmark text:name="sour_dig_inp_data"/><text:change-start text:change-id="ct30599168"/>[SOURce:]DIGital:INPut:DATA<text:change-end text:change-id="ct30599168"/></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6"><text:change-start text:change-id="ct30601648"/>Syntax<text:change-end text:change-id="ct30601648"/></text:p>
          </table:table-cell>
          <table:table-cell table:style-name="Table11.A1" table:number-columns-spanned="4" office:value-type="string">
            <text:p text:style-name="P85"><text:change-start text:change-id="ct30604944"/>[SOURce:]DIGital:INPut:DATA? [&lt;pin&gt;]<text:change-end text:change-id="ct30604944"/></text:p>
          </table:table-cell>
          <table:covered-table-cell/>
          <table:covered-table-cell/>
          <table:covered-table-cell/>
        </table:table-row>
        <text:soft-page-break/>
        <table:table-row>
          <table:table-cell table:style-name="Table11.A1" office:value-type="string">
            <text:p text:style-name="P16"><text:change-start text:change-id="ct30607168"/>Description<text:change-end text:change-id="ct30607168"/></text:p>
          </table:table-cell>
          <table:table-cell table:style-name="Table11.A1" table:number-columns-spanned="4" office:value-type="string">
            <text:p text:style-name="P40"><text:change-start text:change-id="ct30608992"/>This query reads the state of the digital control port<text:change-end text:change-id="ct30608992"/><text:change-start text:change-id="ct30609632"/>.</text:p>
            <text:p text:style-name="note">Applies only to pin 1. <text:change-end text:change-id="ct30609632"/></text:p>
          </table:table-cell>
          <table:covered-table-cell/>
          <table:covered-table-cell/>
          <table:covered-table-cell/>
        </table:table-row>
        <table:table-row>
          <table:table-cell table:style-name="Table11.A1" office:value-type="string">
            <text:p text:style-name="P16"><text:change-start text:change-id="ct30612032"/>Return<text:change-end text:change-id="ct30612032"/></text:p>
          </table:table-cell>
          <table:table-cell table:style-name="Table11.A1" table:number-columns-spanned="4" office:value-type="string">
            <text:p text:style-name="P40"><text:change-start text:change-id="ct30614416"/>The query returns the value of the state of <text:span text:style-name="T20">input </text:span>pin.<text:change-end text:change-id="ct30614416"/></text:p>
          </table:table-cell>
          <table:covered-table-cell/>
          <table:covered-table-cell/>
          <table:covered-table-cell/>
        </table:table-row>
        <table:table-row>
          <table:table-cell table:style-name="Table11.A1" table:number-rows-spanned="2" office:value-type="string">
            <text:p text:style-name="P16"><text:change-start text:change-id="ct29728880"/>Parameters<text:change-end text:change-id="ct29728880"/></text:p>
          </table:table-cell>
          <table:table-cell table:style-name="Table11.B4" office:value-type="string">
            <text:p text:style-name="P10"><text:change-start text:change-id="ct30618320"/>Name<text:change-end text:change-id="ct30618320"/></text:p>
          </table:table-cell>
          <table:table-cell table:style-name="Table11.B4" office:value-type="string">
            <text:p text:style-name="P10"><text:change-start text:change-id="ct30282800"/>Type<text:change-end text:change-id="ct30282800"/></text:p>
          </table:table-cell>
          <table:table-cell table:style-name="Table11.B4" office:value-type="string">
            <text:p text:style-name="P10"><text:change-start text:change-id="ct30622112"/>Range<text:change-end text:change-id="ct30622112"/></text:p>
          </table:table-cell>
          <table:table-cell table:style-name="Table11.B4" office:value-type="string">
            <text:p text:style-name="P10"><text:change-start text:change-id="ct30623856"/>Default<text:change-end text:change-id="ct30623856"/></text:p>
          </table:table-cell>
        </table:table-row>
        <table:table-row>
          <table:covered-table-cell/>
          <table:table-cell table:style-name="Table11.A1" office:value-type="string">
            <text:p text:style-name="P38"><text:change-start text:change-id="ct30625808"/>&lt;<text:span text:style-name="T19">pin</text:span>&gt;<text:change-end text:change-id="ct30625808"/></text:p>
          </table:table-cell>
          <table:table-cell table:style-name="Table11.A1" office:value-type="string">
            <text:p text:style-name="P32"><text:change-start text:change-id="ct30627552"/>Numeric<text:change-end text:change-id="ct30627552"/></text:p>
          </table:table-cell>
          <table:table-cell table:style-name="Table11.A1" office:value-type="string">
            <text:p text:style-name="P39"><text:change-start text:change-id="ct30629296"/>1<text:change-end text:change-id="ct30629296"/></text:p>
          </table:table-cell>
          <table:table-cell table:style-name="Table11.A1" office:value-type="string">
            <text:p text:style-name="P32"><text:change-start text:change-id="ct30631120"/>1<text:change-end text:change-id="ct30631120"/></text:p>
          </table:table-cell>
        </table:table-row>
        <table:table-row>
          <table:table-cell table:style-name="Table11.A1" office:value-type="string">
            <text:p text:style-name="P68"><text:change-start text:change-id="ct30635328"/><text:span text:style-name="T9">Usage</text:span><text:span text:style-name="T11"> </text:span><text:span text:style-name="T9">example</text:span><text:change-end text:change-id="ct30635328"/></text:p>
          </table:table-cell>
          <table:table-cell table:style-name="Table11.A1" table:number-columns-spanned="4" office:value-type="string">
            <text:p text:style-name="P82"><text:change-start text:change-id="ct29730992"/>DIG:INP:DATA?<text:change-end text:change-id="ct29730992"/><text:change-start text:change-id="ct30614080"/></text:p>
            <text:p text:style-name="P64">1<text:change-end text:change-id="ct30614080"/></text:p>
          </table:table-cell>
          <table:covered-table-cell/>
          <table:covered-table-cell/>
          <table:covered-table-cell/>
        </table:table-row>
        <table:table-row>
          <table:table-cell table:style-name="Table11.A1" office:value-type="string">
            <text:p text:style-name="P68"><text:change-start text:change-id="ct30634496"/>Related Commands<text:change-end text:change-id="ct30634496"/></text:p>
          </table:table-cell>
          <table:table-cell table:style-name="Table11.A1" table:number-columns-spanned="4" office:value-type="string">
            <text:p text:style-name="P27"><text:change-start text:change-id="ct30634128"/>[SOURce:]DIGital:PIN&lt;n&gt;:FUNCtion</text:p>
            <text:p text:style-name="P27">[SOURce:]DIGital:PIN&lt;n&gt;:POLarity<text:change-end text:change-id="ct30634128"/></text:p>
          </table:table-cell>
          <table:covered-table-cell/>
          <table:covered-table-cell/>
          <table:covered-table-cell/>
        </table:table-row>
      </table:table>
      <text:list xml:id="list120137856912671" text:continue-numbering="true" text:style-name="Outline">
        <text:list-item>
          <text:list>
            <text:list-item>
              <text:list>
                <text:list-item>
                  <text:h text:style-name="P94" text:outline-level="3"><text:bookmark text:name="sour_dig_outp_data"/><text:change-start text:change-id="ct30649552"/>[SOURce:]DIGital:<text:span text:style-name="T21">OUTP</text:span>ut:DATA<text:change-end text:change-id="ct30649552"/></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7"><text:change-start text:change-id="ct30653104"/>Syntax<text:change-end text:change-id="ct30653104"/></text:p>
          </table:table-cell>
          <table:table-cell table:style-name="Table12.A1" table:number-columns-spanned="4" office:value-type="string">
            <text:p text:style-name="P86"><text:change-start text:change-id="ct30616704"/>[SOURce:]DIGital:OUTPut:DATA [&lt;pin&gt;]</text:p>
            <text:p text:style-name="P87">[SOURce:]DIGital:OUTPut:DATA? [&lt;pin&gt;]<text:change-end text:change-id="ct30616704"/></text:p>
          </table:table-cell>
          <table:covered-table-cell/>
          <table:covered-table-cell/>
          <table:covered-table-cell/>
        </table:table-row>
        <table:table-row>
          <table:table-cell table:style-name="Table12.A1" office:value-type="string">
            <text:p text:style-name="P17"><text:change-start text:change-id="ct30655696"/>Description<text:change-end text:change-id="ct30655696"/></text:p>
          </table:table-cell>
          <table:table-cell table:style-name="Table12.A1" table:number-columns-spanned="4" office:value-type="string">
            <text:p text:style-name="P44"><text:change-start text:change-id="ct30659856"/>This command sets the output data on the digital <text:span text:style-name="T23">output</text:span> <text:span text:style-name="T23">pin</text:span>.</text:p>
            <text:p text:style-name="P89">Applies only to pin <text:span text:style-name="T22">2</text:span>. <text:change-end text:change-id="ct30659856"/></text:p>
          </table:table-cell>
          <table:covered-table-cell/>
          <table:covered-table-cell/>
          <table:covered-table-cell/>
        </table:table-row>
        <table:table-row>
          <table:table-cell table:style-name="Table12.A1" office:value-type="string">
            <text:p text:style-name="P17"><text:change-start text:change-id="ct30661024"/>Return<text:change-end text:change-id="ct30661024"/></text:p>
          </table:table-cell>
          <table:table-cell table:style-name="Table12.A1" table:number-columns-spanned="4" office:value-type="string">
            <text:p text:style-name="P45"><text:change-start text:change-id="ct30663024"/>The query returns the last programmed value <text:span text:style-name="T23">on the selected pin</text:span>.<text:change-end text:change-id="ct30663024"/></text:p>
          </table:table-cell>
          <table:covered-table-cell/>
          <table:covered-table-cell/>
          <table:covered-table-cell/>
        </table:table-row>
        <table:table-row>
          <table:table-cell table:style-name="Table12.A1" table:number-rows-spanned="2" office:value-type="string">
            <text:p text:style-name="P17"><text:change-start text:change-id="ct30665392"/>Parameters<text:change-end text:change-id="ct30665392"/></text:p>
          </table:table-cell>
          <table:table-cell table:style-name="Table12.B4" office:value-type="string">
            <text:p text:style-name="P11"><text:change-start text:change-id="ct30667216"/>Name<text:change-end text:change-id="ct30667216"/></text:p>
          </table:table-cell>
          <table:table-cell table:style-name="Table12.B4" office:value-type="string">
            <text:p text:style-name="P11"><text:change-start text:change-id="ct30668848"/>Type<text:change-end text:change-id="ct30668848"/></text:p>
          </table:table-cell>
          <table:table-cell table:style-name="Table12.B4" office:value-type="string">
            <text:p text:style-name="P11"><text:change-start text:change-id="ct30670672"/>Range<text:change-end text:change-id="ct30670672"/></text:p>
          </table:table-cell>
          <table:table-cell table:style-name="Table12.B4" office:value-type="string">
            <text:p text:style-name="P11"><text:change-start text:change-id="ct30672416"/>Default<text:change-end text:change-id="ct30672416"/></text:p>
          </table:table-cell>
        </table:table-row>
        <table:table-row>
          <table:covered-table-cell/>
          <table:table-cell table:style-name="Table12.A1" office:value-type="string">
            <text:p text:style-name="P41"><text:change-start text:change-id="ct30674656"/>&lt;<text:span text:style-name="T19">pin</text:span>&gt;<text:change-end text:change-id="ct30674656"/></text:p>
          </table:table-cell>
          <table:table-cell table:style-name="Table12.A1" office:value-type="string">
            <text:p text:style-name="P33"><text:change-start text:change-id="ct30674160"/>Numeric<text:change-end text:change-id="ct30674160"/></text:p>
          </table:table-cell>
          <table:table-cell table:style-name="Table12.A1" office:value-type="string">
            <text:p text:style-name="P42"><text:change-start text:change-id="ct29734896"/>2<text:change-end text:change-id="ct29734896"/></text:p>
          </table:table-cell>
          <table:table-cell table:style-name="Table12.A1" office:value-type="string">
            <text:p text:style-name="P43"><text:change-start text:change-id="ct30679440"/>2<text:change-end text:change-id="ct30679440"/></text:p>
          </table:table-cell>
        </table:table-row>
        <table:table-row>
          <table:table-cell table:style-name="Table12.A1" office:value-type="string">
            <text:p text:style-name="P69"><text:change-start text:change-id="ct30683680"/><text:span text:style-name="T9">Usage</text:span><text:span text:style-name="T11"> </text:span><text:span text:style-name="T9">example</text:span><text:change-end text:change-id="ct30683680"/></text:p>
          </table:table-cell>
          <table:table-cell table:style-name="Table12.A1" table:number-columns-spanned="4" office:value-type="string">
            <text:p text:style-name="cmd_5f_code_5f_single"><text:change-start text:change-id="ct30682480"/>DIG:OUTP:DATA 0<text:change-end text:change-id="ct30682480"/></text:p>
          </table:table-cell>
          <table:covered-table-cell/>
          <table:covered-table-cell/>
          <table:covered-table-cell/>
        </table:table-row>
        <table:table-row>
          <table:table-cell table:style-name="Table12.A1" office:value-type="string">
            <text:p text:style-name="P69"><text:change-start text:change-id="ct30686032"/>Related Commands<text:change-end text:change-id="ct30686032"/></text:p>
          </table:table-cell>
          <table:table-cell table:style-name="Table12.A1" table:number-columns-spanned="4" office:value-type="string">
            <text:p text:style-name="P27"><text:change-start text:change-id="ct30688336"/>[SOURce:]DIGital:PIN&lt;n&gt;:FUNCtion</text:p>
            <text:p text:style-name="P27">[SOURce:]DIGital:PIN&lt;n&gt;:POLarity<text:change-end text:change-id="ct30688336"/></text:p>
          </table:table-cell>
          <table:covered-table-cell/>
          <table:covered-table-cell/>
          <table:covered-table-cell/>
        </table:table-row>
      </table:table>
      <text:list xml:id="list120137824572913" text:continue-numbering="true" text:style-name="Outline">
        <text:list-item>
          <text:list>
            <text:list-item>
              <text:list>
                <text:list-item>
                  <text:h text:style-name="P95" text:outline-level="3"><text:bookmark text:name="sour_dig_pin_func"/><text:change-start text:change-id="ct30691728"/>[SOURce:]DIGital:PIN&lt;n&gt;:FUNCtion<text:change-end text:change-id="ct30691728"/></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8"><text:change-start text:change-id="ct29734640"/>Syntax<text:change-end text:change-id="ct29734640"/></text:p>
          </table:table-cell>
          <table:table-cell table:style-name="Table13.A1" table:number-columns-spanned="4" office:value-type="string">
            <text:p text:style-name="P83"><text:change-start text:change-id="ct30696384"/>[SOURce:]DIGital:PIN&lt;n&gt;:FUNCtion</text:p>
            <text:p text:style-name="P83"><text:change-end text:change-id="ct30696384"/><text:change-start text:change-id="ct29736576"/>[SOURce:]DIGital:PIN&lt;n&gt;:FUNCtion?<text:change-end text:change-id="ct29736576"/></text:p>
          </table:table-cell>
          <table:covered-table-cell/>
          <table:covered-table-cell/>
          <table:covered-table-cell/>
        </table:table-row>
        <table:table-row>
          <table:table-cell table:style-name="Table13.A1" office:value-type="string">
            <text:p text:style-name="P18"><text:change-start text:change-id="ct30698128"/>Description<text:change-end text:change-id="ct30698128"/></text:p>
          </table:table-cell>
          <table:table-cell table:style-name="Table13.A1" table:number-columns-spanned="4" office:value-type="string">
            <text:p text:style-name="P20"><text:change-start text:change-id="ct30700672"/>Use this command to set function of the selected digital port pin. The pin function is saved in non-volatile memory.</text:p>
            <text:list xml:id="list120137941911831" text:continue-list="list2987883878448628263" text:style-name="List_20_1">
              <text:list-item>
                <text:p text:style-name="List_20_1_20_Start"><text:change-end text:change-id="ct30700672"/><text:change-start text:change-id="ct30704128"/>DINPut –<text:span text:style-name="T24"> </text:span>The pin is in digital input mode. <text:span text:style-name="T12">Applies only to pin 1</text:span><text:span text:style-name="T24">. </text:span></text:p>
              </text:list-item>
              <text:list-item>
                <text:p text:style-name="List_20_1">DOUTput <text:span text:style-name="T24">– </text:span>The pin is in digital <text:span text:style-name="T27">output</text:span> mode. <text:span text:style-name="T12">Applies only to pin 2. </text:span></text:p>
              </text:list-item>
              <text:list-item>
                <text:p text:style-name="List_20_1">FAULt – Setting FAULt means that pin functions as an isolated fault output. The fault signal is true when any output is in a <text:span text:style-name="T10">protected state (from OCP, OVP, OTP, OPP or INH). </text:span><text:span text:style-name="T14">Applies only to pin 2.</text:span></text:p>
              </text:list-item>
              <text:list-item>
                <text:p text:style-name="List_20_1">INHibit – When pin is configured as an inhibit input, a true signal at the pin will disable all output channels. <text:span text:style-name="T12">Applies only to pin 1</text:span><text:span text:style-name="T24">.</text:span></text:p>
              </text:list-item>
              <text:list-item>
                <text:p text:style-name="P92">TINPut – The pin is configured as a trigger input. When configured as a trigger input, the pin can be selected as the source for trigger signals. See <text:span text:style-name="T28">TRIGger[:SEQuence]:SOURce</text:span>. <text:span text:style-name="T13">Applies only to pin 1.</text:span><text:span text:style-name="T25"> </text:span><text:change-end text:change-id="ct30704128"/></text:p>
              </text:list-item>
            </text:list>
          </table:table-cell>
          <table:covered-table-cell/>
          <table:covered-table-cell/>
          <table:covered-table-cell/>
        </table:table-row>
        <table:table-row>
          <table:table-cell table:style-name="Table13.A1" office:value-type="string">
            <text:p text:style-name="P18"><text:change-start text:change-id="ct30701664"/>Return<text:change-end text:change-id="ct30701664"/></text:p>
          </table:table-cell>
          <table:table-cell table:style-name="Table13.A1" table:number-columns-spanned="4" office:value-type="string">
            <text:p text:style-name="P19"><text:change-start text:change-id="ct30703104"/>The query command returns DINP, DOUT, <text:span text:style-name="T26">FAUL, </text:span>INH <text:span text:style-name="T30">or</text:span> TINP.<text:change-end text:change-id="ct30703104"/></text:p>
          </table:table-cell>
          <table:covered-table-cell/>
          <table:covered-table-cell/>
          <table:covered-table-cell/>
        </table:table-row>
        <table:table-row>
          <table:table-cell table:style-name="Table13.A1" table:number-rows-spanned="2" office:value-type="string">
            <text:p text:style-name="P18"><text:change-start text:change-id="ct30715712"/>Parameters<text:change-end text:change-id="ct30715712"/></text:p>
          </table:table-cell>
          <table:table-cell table:style-name="Table13.B4" office:value-type="string">
            <text:p text:style-name="P12"><text:change-start text:change-id="ct30717536"/>Name<text:change-end text:change-id="ct30717536"/></text:p>
          </table:table-cell>
          <table:table-cell table:style-name="Table13.B4" office:value-type="string">
            <text:p text:style-name="P12"><text:change-start text:change-id="ct30719360"/>Type<text:change-end text:change-id="ct30719360"/></text:p>
          </table:table-cell>
          <table:table-cell table:style-name="Table13.B4" office:value-type="string">
            <text:p text:style-name="P12"><text:change-start text:change-id="ct30721184"/>Range<text:change-end text:change-id="ct30721184"/></text:p>
          </table:table-cell>
          <table:table-cell table:style-name="Table13.B4" office:value-type="string">
            <text:p text:style-name="P12"><text:change-start text:change-id="ct30723008"/>Default<text:change-end text:change-id="ct30723008"/></text:p>
          </table:table-cell>
        </table:table-row>
        <table:table-row>
          <table:covered-table-cell/>
          <table:table-cell table:style-name="Table13.A1" office:value-type="string">
            <text:p text:style-name="P48"><text:change-start text:change-id="ct30724992"/>&lt;<text:span text:style-name="T19">n</text:span>&gt;<text:change-end text:change-id="ct30724992"/></text:p>
          </table:table-cell>
          <table:table-cell table:style-name="Table13.A1" office:value-type="string">
            <text:p text:style-name="P34"><text:change-start text:change-id="ct30726736"/>Numeric<text:change-end text:change-id="ct30726736"/></text:p>
          </table:table-cell>
          <table:table-cell table:style-name="Table13.A1" office:value-type="string">
            <text:p text:style-name="P46"><text:change-start text:change-id="ct30728480"/>1 – 2<text:change-end text:change-id="ct30728480"/></text:p>
          </table:table-cell>
          <table:table-cell table:style-name="Table13.A1" office:value-type="string">
            <text:p text:style-name="P49"><text:change-start text:change-id="ct30730304"/>–<text:change-end text:change-id="ct30730304"/></text:p>
          </table:table-cell>
        </table:table-row>
        <table:table-row>
          <table:table-cell table:style-name="Table13.A1" office:value-type="string">
            <text:p text:style-name="P70"><text:change-start text:change-id="ct30732448"/><text:span text:style-name="T9">Usage</text:span><text:span text:style-name="T11"> </text:span><text:span text:style-name="T9">example</text:span><text:change-end text:change-id="ct30732448"/></text:p>
          </table:table-cell>
          <table:table-cell table:style-name="Table13.A1" table:number-columns-spanned="4" office:value-type="string">
            <text:p text:style-name="cmd_5f_code"><text:change-start text:change-id="ct30734400"/>DIG:<text:span text:style-name="T29">PIN1</text:span>:<text:change-end text:change-id="ct30734400"/><text:change-start text:change-id="ct30734800"/><text:span text:style-name="T29">INH</text:span><text:change-end text:change-id="ct30734800"/><text:change-start text:change-id="ct30735408"/></text:p>
            <text:p text:style-name="cmd_5f_code">DIG:PIN2:FAUL<text:change-end text:change-id="ct30735408"/></text:p>
          </table:table-cell>
          <table:covered-table-cell/>
          <table:covered-table-cell/>
          <table:covered-table-cell/>
        </table:table-row>
        <table:table-row>
          <table:table-cell table:style-name="Table13.A1" office:value-type="string">
            <text:p text:style-name="P70"><text:change-start text:change-id="ct30737392"/>Related Commands<text:change-end text:change-id="ct30737392"/></text:p>
          </table:table-cell>
          <table:table-cell table:style-name="Table13.A1" table:number-columns-spanned="4" office:value-type="string">
            <text:p text:style-name="P21"><text:change-start text:change-id="ct30739216"/>TRIGger[:SEQuence]:SOURce<text:change-end text:change-id="ct30739216"/><text:change-start text:change-id="ct30739824"/></text:p>
            <text:p text:style-name="P23">[SOURce:]DIGital:INPut:DATA<text:change-end text:change-id="ct30739824"/><text:change-start text:change-id="ct30740432"/></text:p>
            <text:p text:style-name="P23">[SOURce:]DIGital:OUTPut:DATA<text:change-end text:change-id="ct30740432"/></text:p>
          </table:table-cell>
          <table:covered-table-cell/>
          <table:covered-table-cell/>
          <table:covered-table-cell/>
        </table:table-row>
      </table:table>
      <text:list xml:id="list120138400260292" text:continue-list="list120137824572913" text:style-name="Outline">
        <text:list-item>
          <text:list>
            <text:list-item>
              <text:list>
                <text:list-item>
                  <text:h text:style-name="P96" text:outline-level="3"><text:bookmark text:name="sour_dig_pin_pol"/><text:change-start text:change-id="ct30742784"/><text:soft-page-break/>[SOURce:]DIGital:PIN&lt;n&gt;:<text:span text:style-name="T31">POLarity</text:span><text:change-end text:change-id="ct30742784"/></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5"><text:change-start text:change-id="ct29740784"/>Syntax<text:change-end text:change-id="ct29740784"/></text:p>
          </table:table-cell>
          <table:table-cell table:style-name="Table14.A1" table:number-columns-spanned="4" office:value-type="string">
            <text:p text:style-name="P84"><text:change-start text:change-id="ct30745680"/>[SOURce:]DIGital:PIN&lt;n&gt;:<text:span text:style-name="T31">POLarity {&lt;polarity&gt;}</text:span></text:p>
            <text:p text:style-name="P84">[SOURce:]DIGital:PIN&lt;n&gt;:<text:span text:style-name="T31">POLarity</text:span>?<text:change-end text:change-id="ct30745680"/></text:p>
          </table:table-cell>
          <table:covered-table-cell/>
          <table:covered-table-cell/>
          <table:covered-table-cell/>
        </table:table-row>
        <table:table-row>
          <table:table-cell table:style-name="Table14.A1" office:value-type="string">
            <text:p text:style-name="P25"><text:change-start text:change-id="ct30748624"/>Description<text:change-end text:change-id="ct30748624"/></text:p>
          </table:table-cell>
          <table:table-cell table:style-name="Table14.A1" table:number-columns-spanned="4" office:value-type="string">
            <text:p text:style-name="P53"><text:change-start text:change-id="ct30750672"/>This command sets the polarity of the selected digital port pin. The pin polarity is saved in non-volatile memory.</text:p>
            <text:list xml:id="list120139154228334" text:continue-list="list120137941911831" text:style-name="List_20_1">
              <text:list-item>
                <text:p text:style-name="List_20_1_20_Start">POSitive <text:change-end text:change-id="ct30750672"/><text:change-start text:change-id="ct30750896"/>–<text:change-end text:change-id="ct30750896"/><text:change-start text:change-id="ct30751584"/> Setting a polarity to POSitive means that a logical true signal is a voltage high at the pin. For trigger inputs and outputs, POSitive means a rising edge.</text:p>
              </text:list-item>
              <text:list-item>
                <text:p text:style-name="List_20_1_20_End">NEGative <text:span text:style-name="T6">–</text:span> Setting the polarity NEGative means that a logical true signal is a voltage low at the pin. For trigger inputs and outputs, NEGative means a falling edge.<text:change-end text:change-id="ct30751584"/></text:p>
              </text:list-item>
            </text:list>
          </table:table-cell>
          <table:covered-table-cell/>
          <table:covered-table-cell/>
          <table:covered-table-cell/>
        </table:table-row>
        <table:table-row>
          <table:table-cell table:style-name="Table14.A1" office:value-type="string">
            <text:p text:style-name="P25"><text:change-start text:change-id="ct30752464"/>Return<text:change-end text:change-id="ct30752464"/></text:p>
          </table:table-cell>
          <table:table-cell table:style-name="Table14.A1" table:number-columns-spanned="4" office:value-type="string">
            <text:p text:style-name="P26"><text:change-start text:change-id="ct30756064"/>The query command returns POS or NEG.<text:change-end text:change-id="ct30756064"/></text:p>
          </table:table-cell>
          <table:covered-table-cell/>
          <table:covered-table-cell/>
          <table:covered-table-cell/>
        </table:table-row>
        <table:table-row>
          <table:table-cell table:style-name="Table14.A1" table:number-rows-spanned="2" office:value-type="string">
            <text:p text:style-name="P25"><text:change-start text:change-id="ct30763568"/>Parameters<text:change-end text:change-id="ct30763568"/></text:p>
          </table:table-cell>
          <table:table-cell table:style-name="Table14.B4" office:value-type="string">
            <text:p text:style-name="P13"><text:change-start text:change-id="ct30765168"/>Name<text:change-end text:change-id="ct30765168"/></text:p>
          </table:table-cell>
          <table:table-cell table:style-name="Table14.B4" office:value-type="string">
            <text:p text:style-name="P13"><text:change-start text:change-id="ct30767456"/>Type<text:change-end text:change-id="ct30767456"/></text:p>
          </table:table-cell>
          <table:table-cell table:style-name="Table14.B4" office:value-type="string">
            <text:p text:style-name="P13"><text:change-start text:change-id="ct30769280"/>Range<text:change-end text:change-id="ct30769280"/></text:p>
          </table:table-cell>
          <table:table-cell table:style-name="Table14.B4" office:value-type="string">
            <text:p text:style-name="P13"><text:change-start text:change-id="ct30771104"/>Default<text:change-end text:change-id="ct30771104"/></text:p>
          </table:table-cell>
        </table:table-row>
        <table:table-row>
          <table:covered-table-cell/>
          <table:table-cell table:style-name="Table14.A1" office:value-type="string">
            <text:p text:style-name="P52"><text:change-start text:change-id="ct30773344"/>&lt;<text:span text:style-name="T19">n</text:span>&gt;<text:change-end text:change-id="ct30773344"/></text:p>
          </table:table-cell>
          <table:table-cell table:style-name="Table14.A1" office:value-type="string">
            <text:p text:style-name="P35"><text:change-start text:change-id="ct30775088"/>Numeric<text:change-end text:change-id="ct30775088"/></text:p>
          </table:table-cell>
          <table:table-cell table:style-name="Table14.A1" office:value-type="string">
            <text:p text:style-name="P47"><text:change-start text:change-id="ct30751856"/>1 – 2<text:change-end text:change-id="ct30751856"/></text:p>
          </table:table-cell>
          <table:table-cell table:style-name="Table14.A1" office:value-type="string">
            <text:p text:style-name="P50"><text:change-start text:change-id="ct29743616"/>–<text:change-end text:change-id="ct29743616"/></text:p>
          </table:table-cell>
        </table:table-row>
        <table:table-row>
          <table:table-cell table:style-name="Table14.A1" office:value-type="string">
            <text:p text:style-name="P52"/>
          </table:table-cell>
          <table:table-cell table:style-name="Table14.A1" office:value-type="string">
            <text:p text:style-name="P54"><text:change-start text:change-id="ct30780784"/>&lt;polarity&gt;<text:change-end text:change-id="ct30780784"/></text:p>
          </table:table-cell>
          <table:table-cell table:style-name="Table14.A1" office:value-type="string">
            <text:p text:style-name="P56"><text:change-start text:change-id="ct30782224"/>Discrete<text:change-end text:change-id="ct30782224"/></text:p>
          </table:table-cell>
          <table:table-cell table:style-name="Table14.A1" office:value-type="string">
            <text:p text:style-name="P55"><text:change-start text:change-id="ct29744144"/>POSitive|NEGative<text:change-end text:change-id="ct29744144"/></text:p>
          </table:table-cell>
          <table:table-cell table:style-name="Table14.A1" office:value-type="string">
            <text:p text:style-name="P51"><text:change-start text:change-id="ct30785488"/>–<text:change-end text:change-id="ct30785488"/></text:p>
          </table:table-cell>
        </table:table-row>
        <table:table-row>
          <table:table-cell table:style-name="Table14.A1" office:value-type="string">
            <text:p text:style-name="P71"><text:change-start text:change-id="ct30789504"/><text:span text:style-name="T9">Usage</text:span><text:span text:style-name="T11"> </text:span><text:span text:style-name="T9">example</text:span><text:change-end text:change-id="ct30789504"/></text:p>
          </table:table-cell>
          <table:table-cell table:style-name="Table14.A1" table:number-columns-spanned="4" office:value-type="string">
            <text:p text:style-name="P65"><text:change-start text:change-id="ct30790944"/>DIG:<text:span text:style-name="T29">PIN1</text:span>:<text:span text:style-name="T33">POL POS</text:span></text:p>
            <text:p text:style-name="P65">DIG:PIN2:<text:change-end text:change-id="ct30790944"/><text:change-start text:change-id="ct30791168"/><text:span text:style-name="T33">POL NEG</text:span><text:change-end text:change-id="ct30791168"/></text:p>
          </table:table-cell>
          <table:covered-table-cell/>
          <table:covered-table-cell/>
          <table:covered-table-cell/>
        </table:table-row>
        <table:table-row>
          <table:table-cell table:style-name="Table14.A1" office:value-type="string">
            <text:p text:style-name="P71"><text:change-start text:change-id="ct29744752"/>Related Commands<text:change-end text:change-id="ct29744752"/></text:p>
          </table:table-cell>
          <table:table-cell table:style-name="Table14.A1" table:number-columns-spanned="4" office:value-type="string">
            <text:p text:style-name="P22"><text:change-start text:change-id="ct30794912"/>TRIGger[:SEQuence]:SOURce</text:p>
            <text:p text:style-name="P24">[SOURce:]DIGital:INPut:DATA</text:p>
            <text:p text:style-name="P24">[SOURce:]DIGital:OUTPut:DATA<text:change-end text:change-id="ct30794912"/></text:p>
          </table:table-cell>
          <table:covered-table-cell/>
          <table:covered-table-cell/>
          <table:covered-table-cell/>
        </table:table-row>
      </table:table>
      <text:list xml:id="list120139373135259" text:continue-list="list120138400260292" text:style-name="Outline">
        <text:list-item>
          <text:list>
            <text:list-item>
              <text:list>
                <text:list-item>
                  <text:h text:style-name="P97" text:outline-level="3"><text:bookmark text:name="sour_dig_tout_bus"/><text:change-start text:change-id="ct30797632"/>[SOURce:]DIGital:TOUTput:BUS[:ENABle]<text:change-end text:change-id="ct30797632"/><text:change-start text:change-id="ct30836032"/></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9">Syntax</text:p>
          </table:table-cell>
          <table:table-cell table:style-name="Table15.A1" table:number-columns-spanned="4" office:value-type="string">
            <text:p text:style-name="P88">[SOURce:]DIGital:TOUTput:BUS[:ENABle] {&lt;Bool&gt;}</text:p>
            <text:p text:style-name="P88">[SOURce:]DIGital:TOUTput:BUS[:ENABle]?</text:p>
          </table:table-cell>
          <table:covered-table-cell/>
          <table:covered-table-cell/>
          <table:covered-table-cell/>
        </table:table-row>
        <table:table-row>
          <table:table-cell table:style-name="Table15.A1" office:value-type="string">
            <text:p text:style-name="P29">Description</text:p>
          </table:table-cell>
          <table:table-cell table:style-name="Table15.A1" table:number-columns-spanned="4" office:value-type="string">
            <text:p text:style-name="P57">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29">Return</text:p>
          </table:table-cell>
          <table:table-cell table:style-name="Table15.A1" table:number-columns-spanned="4" office:value-type="string">
            <text:p text:style-name="P58">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29">Parameters</text:p>
          </table:table-cell>
          <table:table-cell table:style-name="Table15.B4" office:value-type="string">
            <text:p text:style-name="P14">Name</text:p>
          </table:table-cell>
          <table:table-cell table:style-name="Table15.B4" office:value-type="string">
            <text:p text:style-name="P14">Type</text:p>
          </table:table-cell>
          <table:table-cell table:style-name="Table15.B4" office:value-type="string">
            <text:p text:style-name="P14">Range</text:p>
          </table:table-cell>
          <table:table-cell table:style-name="Table15.B4" office:value-type="string">
            <text:p text:style-name="P14">Default</text:p>
          </table:table-cell>
        </table:table-row>
        <table:table-row>
          <table:covered-table-cell/>
          <table:table-cell table:style-name="Table15.A1" office:value-type="string">
            <text:p text:style-name="Standard">&lt;bool&gt;</text:p>
          </table:table-cell>
          <table:table-cell table:style-name="Table15.A1" office:value-type="string">
            <text:p text:style-name="P31">Discrete</text:p>
          </table:table-cell>
          <table:table-cell table:style-name="Table15.A1" office:value-type="string">
            <text:p text:style-name="P31">ON|OFF|0|1</text:p>
          </table:table-cell>
          <table:table-cell table:style-name="Table15.A1" office:value-type="string">
            <text:p text:style-name="P31">OFF</text:p>
          </table:table-cell>
        </table:table-row>
        <table:table-row>
          <table:table-cell table:style-name="Table15.A1" office:value-type="string">
            <text:p text:style-name="P72"><text:span text:style-name="T9">Usage</text:span><text:span text:style-name="T11"> </text:span><text:span text:style-name="T9">example</text:span></text:p>
          </table:table-cell>
          <table:table-cell table:style-name="Table15.A1" table:number-columns-spanned="4" office:value-type="string">
            <text:p text:style-name="P90">DIG:<text:span text:style-name="T34">TOUT</text:span>:<text:span text:style-name="T34">BUS</text:span> <text:span text:style-name="T34">ON</text:span></text:p>
          </table:table-cell>
          <table:covered-table-cell/>
          <table:covered-table-cell/>
          <table:covered-table-cell/>
        </table:table-row>
        <table:table-row>
          <table:table-cell table:style-name="Table15.A1" office:value-type="string">
            <text:p text:style-name="P72">Related Commands</text:p>
          </table:table-cell>
          <table:table-cell table:style-name="Table15.A1" table:number-columns-spanned="4" office:value-type="string">
            <text:p text:style-name="P28">*<text:span text:style-name="T35">TRG</text:span></text:p>
            <text:p text:style-name="P28">[SOURce:]DIGital:PIN&lt;n&gt;:FUNCtion</text:p>
            <text:p text:style-name="P28">[SOURce:]DIGital:PIN&lt;n&gt;:POLarity</text:p>
          </table:table-cell>
          <table:covered-table-cell/>
          <table:covered-table-cell/>
          <table:covered-table-cell/>
        </table:table-row>
      </table:table>
      <text:list xml:id="list120139540717946" text:continue-numbering="true" text:style-name="Outline">
        <text:list-item>
          <text:list>
            <text:list-item>
              <text:list>
                <text:list-item>
                  <text:h text:style-name="P98" text:outline-level="3"><text:bookmark text:name="sour_list_count"/><text:change-end text:change-id="ct30836032"/>[SOURce[&lt;n&gt;]<text:span text:style-name="T15">]:</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1">Parameters</text:p>
          </table:table-cell>
          <table:table-cell table:style-name="Table103.B4" office:value-type="string">
            <text:p text:style-name="P9">Name</text:p>
          </table:table-cell>
          <table:table-cell table:style-name="Table103.B4" office:value-type="string">
            <text:p text:style-name="P9">Type</text:p>
          </table:table-cell>
          <table:table-cell table:style-name="Table103.B4" office:value-type="string">
            <text:p text:style-name="P9">Range</text:p>
          </table:table-cell>
          <table:table-cell table:style-name="Table103.B4" office:value-type="string">
            <text:p text:style-name="P9">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1">Numeric, discrete</text:p>
          </table:table-cell>
          <table:table-cell table:style-name="Table103.A1" office:value-type="string">
            <text:p text:style-name="P30">0|1 – 255|INFinity</text:p>
          </table:table-cell>
          <table:table-cell table:style-name="Table103.A1" office:value-type="string">
            <text:p text:style-name="P31">1</text:p>
          </table:table-cell>
        </table:table-row>
        <table:table-row>
          <table:table-cell table:style-name="Table103.A1" office:value-type="string">
            <text:p text:style-name="P66"><text:span text:style-name="T9">Usage</text:span><text:span text:style-name="T11">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66">Errors</text:p>
          </table:table-cell>
          <table:table-cell table:style-name="Table103.A1" table:number-columns-spanned="4" office:value-type="string">
            <text:p text:style-name="P1"/>
          </table:table-cell>
          <table:covered-table-cell/>
          <table:covered-table-cell/>
          <table:covered-table-cell/>
        </table:table-row>
        <table:table-row>
          <table:table-cell table:style-name="Table103.A1" office:value-type="string">
            <text:p text:style-name="P66">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20138141553264" text:continue-numbering="true" text:style-name="Outline">
        <text:list-item>
          <text:list>
            <text:list-item>
              <text:list>
                <text:list-item>
                  <text:h text:style-name="Heading_20_3" text:outline-level="3"><text:bookmark text:name="sour_list_curr"/>[SOURce[&lt;n&gt;]<text:span text:style-name="T15">]:</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99"><text:span text:style-name="T36">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9">Name</text:p>
          </table:table-cell>
          <table:table-cell table:style-name="Table110.B4" office:value-type="string">
            <text:p text:style-name="P9">Type</text:p>
          </table:table-cell>
          <table:table-cell table:style-name="Table110.B4" office:value-type="string">
            <text:p text:style-name="P9">Range</text:p>
          </table:table-cell>
          <table:table-cell table:style-name="Table110.B4" office:value-type="string">
            <text:p text:style-name="P9">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1">&lt;numeric&gt; (NR2)</text:p>
          </table:table-cell>
          <table:table-cell table:style-name="Table110.A1" office:value-type="string">
            <text:p text:style-name="P30">0 to maximum, MIN|DEF|MAX|UP|DOWN</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1">–</text:p>
          </table:table-cell>
        </table:table-row>
        <table:table-row>
          <table:table-cell table:style-name="Table110.A1" office:value-type="string">
            <text:p text:style-name="P66"><text:span text:style-name="T9">Usage</text:span><text:span text:style-name="T11">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66">Errors</text:p>
          </table:table-cell>
          <table:table-cell table:style-name="Table110.A1" table:number-columns-spanned="4" office:value-type="string">
            <text:p text:style-name="P60">306,"Too many list points"</text:p>
          </table:table-cell>
          <table:covered-table-cell/>
          <table:covered-table-cell/>
          <table:covered-table-cell/>
        </table:table-row>
        <table:table-row>
          <table:table-cell table:style-name="Table110.A1" office:value-type="string">
            <text:p text:style-name="P66">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20139098713659" text:continue-numbering="true" text:style-name="Outline">
        <text:list-item>
          <text:list>
            <text:list-item>
              <text:list>
                <text:list-item>
                  <text:h text:style-name="Heading_20_3" text:outline-level="3"><text:bookmark text:name="sour_list_dwel"/>[SOURce[&lt;n&gt;]<text:span text:style-name="T15">]:</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99"><text:span text:style-name="T36">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9">Name</text:p>
          </table:table-cell>
          <table:table-cell table:style-name="Table117.B4" office:value-type="string">
            <text:p text:style-name="P9">Type</text:p>
          </table:table-cell>
          <table:table-cell table:style-name="Table117.B4" office:value-type="string">
            <text:p text:style-name="P9">Range</text:p>
          </table:table-cell>
          <table:table-cell table:style-name="Table117.B4" office:value-type="string">
            <text:p text:style-name="P9">Default</text:p>
          </table:table-cell>
        </table:table-row>
        <table:table-row>
          <table:covered-table-cell/>
          <table:table-cell table:style-name="Table117.A1" office:value-type="string">
            <text:p text:style-name="Standard">&lt;time&gt;</text:p>
          </table:table-cell>
          <table:table-cell table:style-name="Table117.A1" office:value-type="string">
            <text:p text:style-name="P31">numeric</text:p>
          </table:table-cell>
          <table:table-cell table:style-name="Table117.A1" office:value-type="string">
            <text:p text:style-name="P31">0 – 65535</text:p>
          </table:table-cell>
          <table:table-cell table:style-name="Table117.A1" office:value-type="string">
            <text:p text:style-name="P31">–</text:p>
          </table:table-cell>
        </table:table-row>
        <table:table-row>
          <table:table-cell table:style-name="Table117.A1" office:value-type="string">
            <text:p text:style-name="P66"><text:span text:style-name="T9">Usage</text:span><text:span text:style-name="T11">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66">Errors</text:p>
          </table:table-cell>
          <table:table-cell table:style-name="Table117.A1" table:number-columns-spanned="4" office:value-type="string">
            <text:p text:style-name="P60">306,"Too many list points"</text:p>
          </table:table-cell>
          <table:covered-table-cell/>
          <table:covered-table-cell/>
          <table:covered-table-cell/>
        </table:table-row>
        <table:table-row>
          <table:table-cell table:style-name="Table117.A1" office:value-type="string">
            <text:p text:style-name="P66">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20138783068967" text:continue-numbering="true" text:style-name="Outline">
        <text:list-item>
          <text:list>
            <text:list-item>
              <text:list>
                <text:list-item>
                  <text:h text:style-name="Heading_20_3" text:outline-level="3"><text:bookmark text:name="sour_list_volt"/><text:soft-page-break/>[SOURce[&lt;n&gt;]<text:span text:style-name="T15">]:</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9">Name</text:p>
          </table:table-cell>
          <table:table-cell table:style-name="Table31.B4" office:value-type="string">
            <text:p text:style-name="P9">Type</text:p>
          </table:table-cell>
          <table:table-cell table:style-name="Table31.B4" office:value-type="string">
            <text:p text:style-name="P9">Range</text:p>
          </table:table-cell>
          <table:table-cell table:style-name="Table31.B4" office:value-type="string">
            <text:p text:style-name="P9">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1">&lt;numeric&gt; (NR2)</text:p>
          </table:table-cell>
          <table:table-cell table:style-name="Table3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1">–</text:p>
          </table:table-cell>
        </table:table-row>
        <table:table-row>
          <table:table-cell table:style-name="Table31.A1" office:value-type="string">
            <text:p text:style-name="P66"><text:span text:style-name="T9">Usage</text:span><text:span text:style-name="T11">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66">Errors</text:p>
          </table:table-cell>
          <table:table-cell table:style-name="Table31.A1" table:number-columns-spanned="4" office:value-type="string">
            <text:p text:style-name="P60">306,"Too many list points"</text:p>
          </table:table-cell>
          <table:covered-table-cell/>
          <table:covered-table-cell/>
          <table:covered-table-cell/>
        </table:table-row>
        <table:table-row>
          <table:table-cell table:style-name="Table31.A1" office:value-type="string">
            <text:p text:style-name="P66">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20138706559118" text:continue-numbering="true" text:style-name="Outline">
        <text:list-item>
          <text:list>
            <text:list-item>
              <text:list>
                <text:list-item>
                  <text:h text:style-name="Heading_20_3" text:outline-level="3">[SOURce[&lt;n&gt;]<text:span text:style-name="T15">]: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20138235376739" text:continue-list="list120139154228334" text:style-name="List_20_1">
              <text:list-item>
                <text:p text:style-name="List_20_1_20_Start"><text:soft-page-break/>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15">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5"/>
            <text:p text:style-name="P15">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bool&gt;</text:p>
          </table:table-cell>
          <table:table-cell table:style-name="Table2.A1" office:value-type="string">
            <text:p text:style-name="P31">Discrete</text:p>
          </table:table-cell>
          <table:table-cell table:style-name="Table2.A1" office:value-type="string">
            <text:p text:style-name="P31">ON|OFF|0|1</text:p>
          </table:table-cell>
          <table:table-cell table:style-name="Table2.A1" office:value-type="string">
            <text:p text:style-name="P31">OFF</text:p>
          </table:table-cell>
        </table:table-row>
        <table:table-row>
          <table:table-cell table:style-name="Table2.A1" office:value-type="string">
            <text:p text:style-name="P67">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66"><text:span text:style-name="T9">Usage</text:span><text:span text:style-name="T11">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66">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change-start text:change-id="ct31216832"/></text:p>
            <text:p text:style-name="cmd_5f_code"><text:change-end text:change-id="ct31216832"/></text:p>
          </table:table-cell>
          <table:covered-table-cell/>
          <table:covered-table-cell/>
          <table:covered-table-cell/>
        </table:table-row>
        <table:table-row>
          <table:table-cell table:style-name="Table2.A1" office:value-type="string">
            <text:p text:style-name="P66">Related Commands</text:p>
          </table:table-cell>
          <table:table-cell table:style-name="Table2.A1" table:number-columns-spanned="4" office:value-type="string">
            <text:p text:style-name="P2"><text:change-start text:change-id="ct31222640"/>*SAV</text:p>
            <text:p text:style-name="P2"><text:change-end text:change-id="ct31222640"/>[SOURce[&lt;n&gt;]]:LRIPple:AUTO</text:p>
            <text:p text:style-name="P2">SYSTem:CHANnel:INFOrmation:PROGram?</text:p>
          </table:table-cell>
          <table:covered-table-cell/>
          <table:covered-table-cell/>
          <table:covered-table-cell/>
        </table:table-row>
      </table:table>
      <text:list xml:id="list120138665147237" text:continue-list="list120138706559118" text:style-name="Outline">
        <text:list-item>
          <text:list>
            <text:list-item>
              <text:list>
                <text:list-item>
                  <text:h text:style-name="Heading_20_3" text:outline-level="3"><text:bookmark text:name="sour_lrip_auto"/>[SOURce[&lt;n&gt;]<text:span text:style-name="T15">]: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9">Name</text:p>
          </table:table-cell>
          <table:table-cell table:style-name="Table3.B3" office:value-type="string">
            <text:p text:style-name="P9">Type</text:p>
          </table:table-cell>
          <table:table-cell table:style-name="Table3.B3" office:value-type="string">
            <text:p text:style-name="P9">Range</text:p>
          </table:table-cell>
          <table:table-cell table:style-name="Table3.B3" office:value-type="string">
            <text:p text:style-name="P9">Default</text:p>
          </table:table-cell>
        </table:table-row>
        <table:table-row>
          <table:covered-table-cell/>
          <table:table-cell table:style-name="Table3.A1" office:value-type="string">
            <text:p text:style-name="Standard">&lt;bool&gt;</text:p>
          </table:table-cell>
          <table:table-cell table:style-name="Table3.A1" office:value-type="string">
            <text:p text:style-name="P31">Discrete</text:p>
          </table:table-cell>
          <table:table-cell table:style-name="Table3.A1" office:value-type="string">
            <text:p text:style-name="P31">ON|OFF|0|1</text:p>
          </table:table-cell>
          <table:table-cell table:style-name="Table3.A1" office:value-type="string">
            <text:p text:style-name="P31">OFF</text:p>
          </table:table-cell>
        </table:table-row>
        <table:table-row>
          <table:table-cell table:style-name="Table3.A1" office:value-type="string">
            <text:p text:style-name="P67">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66"><text:span text:style-name="T9">Usage</text:span><text:span text:style-name="T11"> </text:span><text:soft-page-break/><text:span text:style-name="T9">example</text:span></text:p>
          </table:table-cell>
          <table:table-cell table:style-name="Table3.A1" table:number-columns-spanned="4" office:value-type="string">
            <text:p text:style-name="cmd_5f_code">VOLT:LRIP:AUTO 1 </text:p>
            <text:p text:style-name="cmd_5f_code"><text:soft-page-break/>VOLT:LRIP?</text:p>
            <text:p text:style-name="cmd_5f_code_20_Start">1</text:p>
          </table:table-cell>
          <table:covered-table-cell/>
          <table:covered-table-cell/>
          <table:covered-table-cell/>
        </table:table-row>
        <table:table-row>
          <table:table-cell table:style-name="Table3.A1" office:value-type="string">
            <text:p text:style-name="P66">Errors</text:p>
          </table:table-cell>
          <table:table-cell table:style-name="Table3.A1" table:number-columns-spanned="4" office:value-type="string">
            <text:p text:style-name="cmd_5f_code">302,"Option not installed<text:span text:style-name="T5">"</text:span><text:change-start text:change-id="ct31260384"/></text:p>
            <text:p text:style-name="P61">312,"Cannot execute when the channels are coupled"<text:change-end text:change-id="ct31260384"/></text:p>
          </table:table-cell>
          <table:covered-table-cell/>
          <table:covered-table-cell/>
          <table:covered-table-cell/>
        </table:table-row>
        <table:table-row>
          <table:table-cell table:style-name="Table3.A1" office:value-type="string">
            <text:p text:style-name="P66">Related Commands</text:p>
          </table:table-cell>
          <table:table-cell table:style-name="Table3.A1" table:number-columns-spanned="4" office:value-type="string">
            <text:p text:style-name="P2"><text:change-start text:change-id="ct31264544"/>*SAV</text:p>
            <text:p text:style-name="P3">INSTrument:COUPle:TRACking</text:p>
            <text:p text:style-name="P2"><text:change-end text:change-id="ct31264544"/>SOURce[&lt;n&gt;]]:LRIPple</text:p>
            <text:p text:style-name="P2">SYSTem:CHANnel:INFOrmation:PROGram?</text:p>
          </table:table-cell>
          <table:covered-table-cell/>
          <table:covered-table-cell/>
          <table:covered-table-cell/>
        </table:table-row>
      </table:table>
      <text:list xml:id="list120138605309594" text:continue-numbering="true" text:style-name="Outline">
        <text:list-item>
          <text:list>
            <text:list-item>
              <text:list>
                <text:list-item>
                  <text:h text:style-name="Heading_20_3" text:outline-level="3"><text:bookmark text:name="sour_pow_lim"/>[SOURce[&lt;n&gt;]<text:span text:style-name="T15">]:</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5">]:</text:span>POWer:LIMit {&lt;power&gt;}</text:p>
            <text:p text:style-name="cmd_5f_root">[SOURce[&lt;n&gt;]<text:span text:style-name="T15">]:</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9">Name</text:p>
          </table:table-cell>
          <table:table-cell table:style-name="Table5.B4" office:value-type="string">
            <text:p text:style-name="P9">Type</text:p>
          </table:table-cell>
          <table:table-cell table:style-name="Table5.B4" office:value-type="string">
            <text:p text:style-name="P9">Range</text:p>
          </table:table-cell>
          <table:table-cell table:style-name="Table5.B4" office:value-type="string">
            <text:p text:style-name="P9">Default</text:p>
          </table:table-cell>
        </table:table-row>
        <table:table-row>
          <table:covered-table-cell/>
          <table:table-cell table:style-name="Table5.A1" office:value-type="string">
            <text:p text:style-name="Standard">&lt;power&gt;</text:p>
          </table:table-cell>
          <table:table-cell table:style-name="Table5.A1" office:value-type="string">
            <text:p text:style-name="P31">Numeric (NR2), discrete</text:p>
          </table:table-cell>
          <table:table-cell table:style-name="Table5.A1" office:value-type="string">
            <text:p text:style-name="P30">0 to MAXimum, MIN|DEF|MAX</text:p>
            <text:p text:style-name="P3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1">MAXimum</text:p>
          </table:table-cell>
        </table:table-row>
        <table:table-row>
          <table:table-cell table:style-name="Table5.A1" office:value-type="string">
            <text:p text:style-name="P66"><text:span text:style-name="T9">Usage</text:span><text:span text:style-name="T11">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66">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66">Related Commands</text:p>
          </table:table-cell>
          <table:table-cell table:style-name="Table5.A1" table:number-columns-spanned="4" office:value-type="string">
            <text:p text:style-name="P1"><text:change-start text:change-id="ct31308256"/>*SAV</text:p>
            <text:p text:style-name="P1"><text:change-end text:change-id="ct31308256"/>[SOURce[&lt;n&gt;]]:CURRent:LIMit[:POSitive][:IMMediate][:AMPLitude]</text:p>
            <text:p text:style-name="P1">[SOURce[&lt;n&gt;]]:VOLTage:LIMit[:POSitive][:IMMediate][:AMPLitude]</text:p>
          </table:table-cell>
          <table:covered-table-cell/>
          <table:covered-table-cell/>
          <table:covered-table-cell/>
        </table:table-row>
      </table:table>
      <text:list xml:id="list120137962452055" text:continue-numbering="true" text:style-name="Outline">
        <text:list-item>
          <text:list>
            <text:list-item>
              <text:list>
                <text:list-item>
                  <text:h text:style-name="Heading_20_3" text:outline-level="3"><text:bookmark text:name="sour_pow_prot"/>[SOURce[&lt;n&gt;]<text:span text:style-name="T15">]:</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9">Name</text:p>
          </table:table-cell>
          <table:table-cell table:style-name="Table92.B4" office:value-type="string">
            <text:p text:style-name="P9">Type</text:p>
          </table:table-cell>
          <table:table-cell table:style-name="Table92.B4" office:value-type="string">
            <text:p text:style-name="P9">Range</text:p>
          </table:table-cell>
          <table:table-cell table:style-name="Table92.B4" office:value-type="string">
            <text:p text:style-name="P9">Default</text:p>
          </table:table-cell>
        </table:table-row>
        <table:table-row>
          <table:covered-table-cell/>
          <table:table-cell table:style-name="Table92.A1" office:value-type="string">
            <text:p text:style-name="Standard">&lt;power&gt;</text:p>
          </table:table-cell>
          <table:table-cell table:style-name="Table92.A1" office:value-type="string">
            <text:p text:style-name="P31">Numeric (NR2), discrete</text:p>
          </table:table-cell>
          <table:table-cell table:style-name="Table92.A1" office:value-type="string">
            <text:p text:style-name="P30">0 to MAXimum, MIN|DEF|MAX</text:p>
            <text:p text:style-name="P30">The maximum value is dependent on the <text:soft-page-break/>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1">DEFault</text:p>
          </table:table-cell>
        </table:table-row>
        <table:table-row>
          <table:table-cell table:style-name="Table92.A1" office:value-type="string">
            <text:p text:style-name="P66"><text:span text:style-name="T9">Usage</text:span><text:span text:style-name="T11">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66">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66">Related Commands</text:p>
          </table:table-cell>
          <table:table-cell table:style-name="Table92.A1" table:number-columns-spanned="4" office:value-type="string">
            <text:p text:style-name="P1"><text:change-start text:change-id="ct31349696"/>*SAV</text:p>
            <text:p text:style-name="P1">OUTPut:PROTection:COUPle</text:p>
            <text:p text:style-name="P1"><text:change-end text:change-id="ct31349696"/>[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20138417249568" text:continue-numbering="true" text:style-name="Outline">
        <text:list-item>
          <text:list>
            <text:list-item>
              <text:list>
                <text:list-item>
                  <text:h text:style-name="Heading_20_3" text:outline-level="3"><text:bookmark text:name="sour_pow_prot_del"/>[SOURce[&lt;n&gt;]<text:span text:style-name="T15">]:</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9">Name</text:p>
          </table:table-cell>
          <table:table-cell table:style-name="Table90.B4" office:value-type="string">
            <text:p text:style-name="P9">Type</text:p>
          </table:table-cell>
          <table:table-cell table:style-name="Table90.B4" office:value-type="string">
            <text:p text:style-name="P9">Range</text:p>
          </table:table-cell>
          <table:table-cell table:style-name="Table90.B4" office:value-type="string">
            <text:p text:style-name="P9">Default</text:p>
          </table:table-cell>
        </table:table-row>
        <table:table-row>
          <table:covered-table-cell/>
          <table:table-cell table:style-name="Table90.A1" office:value-type="string">
            <text:p text:style-name="Standard">&lt;time&gt;</text:p>
          </table:table-cell>
          <table:table-cell table:style-name="Table90.A1" office:value-type="string">
            <text:p text:style-name="P31">Numeric</text:p>
          </table:table-cell>
          <table:table-cell table:style-name="Table90.A1" office:value-type="string">
            <text:p text:style-name="P31">0 – 300|DEFault</text:p>
          </table:table-cell>
          <table:table-cell table:style-name="Table90.A1" office:value-type="string">
            <text:p text:style-name="P31">10</text:p>
          </table:table-cell>
        </table:table-row>
        <table:table-row>
          <table:table-cell table:style-name="Table90.A1" office:value-type="string">
            <text:p text:style-name="P66"><text:span text:style-name="T9">Usage</text:span><text:span text:style-name="T11">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66">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66">Related Commands</text:p>
          </table:table-cell>
          <table:table-cell table:style-name="Table90.A1" table:number-columns-spanned="4" office:value-type="string">
            <text:p text:style-name="P1"><text:change-start text:change-id="ct31392336"/>*SAV</text:p>
            <text:p text:style-name="P1"><text:change-end text:change-id="ct31392336"/>OUTPut:PROTection:CLEar</text:p>
          </table:table-cell>
          <table:covered-table-cell/>
          <table:covered-table-cell/>
          <table:covered-table-cell/>
        </table:table-row>
      </table:table>
      <text:list xml:id="list120138176875431" text:continue-numbering="true" text:style-name="Outline">
        <text:list-item>
          <text:list>
            <text:list-item>
              <text:list>
                <text:list-item>
                  <text:h text:style-name="Heading_20_3" text:outline-level="3"><text:bookmark text:name="sour_pow_prot_stat"/>[SOURce[&lt;n&gt;]<text:span text:style-name="T15">]:</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9">Name</text:p>
          </table:table-cell>
          <table:table-cell table:style-name="Table94.B4" office:value-type="string">
            <text:p text:style-name="P9">Type</text:p>
          </table:table-cell>
          <table:table-cell table:style-name="Table94.B4" office:value-type="string">
            <text:p text:style-name="P9">Range</text:p>
          </table:table-cell>
          <table:table-cell table:style-name="Table94.B4" office:value-type="string">
            <text:p text:style-name="P9">Default</text:p>
          </table:table-cell>
        </table:table-row>
        <table:table-row>
          <table:covered-table-cell/>
          <table:table-cell table:style-name="Table94.A1" office:value-type="string">
            <text:p text:style-name="Standard">&lt;bool&gt;</text:p>
          </table:table-cell>
          <table:table-cell table:style-name="Table94.A1" office:value-type="string">
            <text:p text:style-name="P31">Discrete</text:p>
          </table:table-cell>
          <table:table-cell table:style-name="Table94.A1" office:value-type="string">
            <text:p text:style-name="P31">ON|OFF|0|1</text:p>
          </table:table-cell>
          <table:table-cell table:style-name="Table94.A1" office:value-type="string">
            <text:p text:style-name="P31">OFF</text:p>
          </table:table-cell>
        </table:table-row>
        <table:table-row>
          <table:table-cell table:style-name="Table94.A1" office:value-type="string">
            <text:p text:style-name="P66"><text:span text:style-name="T9">Usage</text:span><text:span text:style-name="T11">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66">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66">Related Commands</text:p>
          </table:table-cell>
          <table:table-cell table:style-name="Table94.A1" table:number-columns-spanned="4" office:value-type="string">
            <text:p text:style-name="P1"><text:change-start text:change-id="ct31440784"/>*SAV</text:p>
            <text:p text:style-name="P1"><text:change-end text:change-id="ct31440784"/>OUTPut:PROTection:CLEar</text:p>
            <text:p text:style-name="P1">[SOURce[&lt;n&gt;]<text:span text:style-name="T6">]:</text:span>POWer:PROTection[:LEVel]</text:p>
          </table:table-cell>
          <table:covered-table-cell/>
          <table:covered-table-cell/>
          <table:covered-table-cell/>
        </table:table-row>
      </table:table>
      <text:list xml:id="list120137688258407" text:continue-numbering="true" text:style-name="Outline">
        <text:list-item>
          <text:list>
            <text:list-item>
              <text:list>
                <text:list-item>
                  <text:h text:style-name="Heading_20_3" text:outline-level="3"><text:bookmark text:name="sour_pow_prot_trip"/><text:soft-page-break/>[SOURce[&lt;n&gt;]<text:span text:style-name="T15">]:</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66"><text:span text:style-name="T9">Usage</text:span><text:span text:style-name="T11">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66">Errors</text:p>
          </table:table-cell>
          <table:table-cell table:style-name="Table95.A1" office:value-type="string">
            <text:p text:style-name="P1"/>
          </table:table-cell>
        </table:table-row>
        <table:table-row>
          <table:table-cell table:style-name="Table95.A1" office:value-type="string">
            <text:p text:style-name="P66">Related Commands</text:p>
          </table:table-cell>
          <table:table-cell table:style-name="Table95.A1" office:value-type="string">
            <text:p text:style-name="P1">OUTPut:PROTection:CLEar</text:p>
          </table:table-cell>
        </table:table-row>
      </table:table>
      <text:list xml:id="list120139565316595" text:continue-numbering="true" text:style-name="Outline">
        <text:list-item>
          <text:list>
            <text:list-item>
              <text:list>
                <text:list-item>
                  <text:h text:style-name="Heading_20_3" text:outline-level="3"><text:bookmark text:name="sour_volt"/>[SOURce[&lt;n&gt;]<text:span text:style-name="T15">]:</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9">Name</text:p>
          </table:table-cell>
          <table:table-cell table:style-name="Table91.B4" office:value-type="string">
            <text:p text:style-name="P9">Type</text:p>
          </table:table-cell>
          <table:table-cell table:style-name="Table91.B4" office:value-type="string">
            <text:p text:style-name="P9">Range</text:p>
          </table:table-cell>
          <table:table-cell table:style-name="Table91.B4" office:value-type="string">
            <text:p text:style-name="P9">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1">Numeric (NR2), discrete</text:p>
          </table:table-cell>
          <table:table-cell table:style-name="Table9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1">–</text:p>
          </table:table-cell>
        </table:table-row>
        <table:table-row>
          <table:table-cell table:style-name="Table91.A1" office:value-type="string">
            <text:p text:style-name="P66"><text:span text:style-name="T9">Usage</text:span><text:span text:style-name="T11">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text:soft-page-break/>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66">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66">Related Commands</text:p>
          </table:table-cell>
          <table:table-cell table:style-name="Table91.A1" table:number-columns-spanned="4" office:value-type="string">
            <text:p text:style-name="P1"><text:change-start text:change-id="ct31513568"/>*SAV</text:p>
            <text:p text:style-name="P1"><text:change-end text:change-id="ct31513568"/>*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20138103445009" text:continue-numbering="true" text:style-name="Outline">
        <text:list-item>
          <text:list>
            <text:list-item>
              <text:list>
                <text:list-item>
                  <text:h text:style-name="Heading_20_3" text:outline-level="3"><text:bookmark text:name="sour_volt_lim"/><text:span text:style-name="T15">[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9">Name</text:p>
          </table:table-cell>
          <table:table-cell table:style-name="Table7.B4" office:value-type="string">
            <text:p text:style-name="P9">Type</text:p>
          </table:table-cell>
          <table:table-cell table:style-name="Table7.B4" office:value-type="string">
            <text:p text:style-name="P9">Range</text:p>
          </table:table-cell>
          <table:table-cell table:style-name="Table7.B4" office:value-type="string">
            <text:p text:style-name="P9">Default</text:p>
          </table:table-cell>
        </table:table-row>
        <table:table-row>
          <table:covered-table-cell/>
          <table:table-cell table:style-name="Table7.A1" office:value-type="string">
            <text:p text:style-name="Standard">&lt;voltage&gt;</text:p>
          </table:table-cell>
          <table:table-cell table:style-name="Table7.A1" office:value-type="string">
            <text:p text:style-name="P31">Numeric (NR2), discrete</text:p>
          </table:table-cell>
          <table:table-cell table:style-name="Table7.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1">MAXimum</text:p>
          </table:table-cell>
        </table:table-row>
        <table:table-row>
          <table:table-cell table:style-name="Table7.A1" office:value-type="string">
            <text:p text:style-name="P66"><text:span text:style-name="T9">Usage</text:span><text:span text:style-name="T11">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66">Errors</text:p>
          </table:table-cell>
          <table:table-cell table:style-name="Table7.A1" table:number-columns-spanned="4" office:value-type="string">
            <text:p text:style-name="P1"/>
          </table:table-cell>
          <table:covered-table-cell/>
          <table:covered-table-cell/>
          <table:covered-table-cell/>
        </table:table-row>
        <table:table-row>
          <table:table-cell table:style-name="Table7.A1" office:value-type="string">
            <text:p text:style-name="P66">Related Commands</text:p>
          </table:table-cell>
          <table:table-cell table:style-name="Table7.A1" table:number-columns-spanned="4" office:value-type="string">
            <text:p text:style-name="P1"><text:change-start text:change-id="ct31557856"/>*SAV</text:p>
            <text:p text:style-name="P1"><text:change-end text:change-id="ct31557856"/>[SOURce[&lt;n&gt;]]:CURRent:STEP</text:p>
            <text:p text:style-name="P1">[SOURce[&lt;n&gt;]]:POWer:LIMit</text:p>
            <text:p text:style-name="P1">[SOURce[&lt;n&gt;]]:VOLTage:LIMit[:POSitive][:IMMediate][:AMPLitude]</text:p>
          </table:table-cell>
          <table:covered-table-cell/>
          <table:covered-table-cell/>
          <table:covered-table-cell/>
        </table:table-row>
      </table:table>
      <text:list xml:id="list120138511547292" text:continue-numbering="true" text:style-name="Outline">
        <text:list-item>
          <text:list>
            <text:list-item>
              <text:list>
                <text:list-item>
                  <text:h text:style-name="Heading_20_3" text:outline-level="3"><text:bookmark text:name="sour_volt_step"/>[SOURce[&lt;n&gt;]<text:span text:style-name="T15">]:</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9">Name</text:p>
          </table:table-cell>
          <table:table-cell table:style-name="Table93.B4" office:value-type="string">
            <text:p text:style-name="P9">Type</text:p>
          </table:table-cell>
          <table:table-cell table:style-name="Table93.B4" office:value-type="string">
            <text:p text:style-name="P9">Range</text:p>
          </table:table-cell>
          <table:table-cell table:style-name="Table93.B4" office:value-type="string">
            <text:p text:style-name="P9">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59">Numeric (NR2), discrete</text:p>
          </table:table-cell>
          <table:table-cell table:style-name="Table93.A1" office:value-type="string">
            <text:p text:style-name="P59">0.01 to 10|DEFault</text:p>
          </table:table-cell>
          <table:table-cell table:style-name="Table93.A1" office:value-type="string">
            <text:p text:style-name="P59">0.1</text:p>
          </table:table-cell>
        </table:table-row>
        <table:table-row>
          <table:table-cell table:style-name="Table93.A1" office:value-type="string">
            <text:p text:style-name="P66"><text:span text:style-name="T9">Usage</text:span><text:span text:style-name="T11"> </text:span><text:span text:style-name="T9">example</text:span></text:p>
          </table:table-cell>
          <table:table-cell table:style-name="Table93.A1" table:number-columns-spanned="4" office:value-type="string">
            <text:p text:style-name="Standard">Return default step value:</text:p>
            <text:p text:style-name="cmd_5f_code_20_Start"><text:soft-page-break/>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66">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66">Related Commands</text:p>
          </table:table-cell>
          <table:table-cell table:style-name="Table93.A1" table:number-columns-spanned="4" office:value-type="string">
            <text:p text:style-name="P1"><text:change-start text:change-id="ct31604496"/>*SAV</text:p>
            <text:p text:style-name="P1"><text:change-end text:change-id="ct31604496"/>[SOURce[&lt;n&gt;]<text:span text:style-name="T6">]:</text:span>VOLTage</text:p>
          </table:table-cell>
          <table:covered-table-cell/>
          <table:covered-table-cell/>
          <table:covered-table-cell/>
        </table:table-row>
      </table:table>
      <text:list xml:id="list120139426866400" text:continue-numbering="true" text:style-name="Outline">
        <text:list-item>
          <text:list>
            <text:list-item>
              <text:list>
                <text:list-item>
                  <text:h text:style-name="Heading_20_3" text:outline-level="3">[SOURce[&lt;n&gt;]<text:span text:style-name="T15">]:</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9">Name</text:p>
          </table:table-cell>
          <table:table-cell table:style-name="Table10.B4" office:value-type="string">
            <text:p text:style-name="P9">Type</text:p>
          </table:table-cell>
          <table:table-cell table:style-name="Table10.B4" office:value-type="string">
            <text:p text:style-name="P9">Range</text:p>
          </table:table-cell>
          <table:table-cell table:style-name="Table10.B4" office:value-type="string">
            <text:p text:style-name="P9">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1">Numeric (NR2), discrete</text:p>
          </table:table-cell>
          <table:table-cell table:style-name="Table10.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1">0.00</text:p>
          </table:table-cell>
        </table:table-row>
        <table:table-row>
          <table:table-cell table:style-name="Table10.A1" office:value-type="string">
            <text:p text:style-name="P66"><text:span text:style-name="T9">Usage</text:span><text:span text:style-name="T11">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66">Errors</text:p>
          </table:table-cell>
          <table:table-cell table:style-name="Table10.A1" table:number-columns-spanned="4" office:value-type="string">
            <text:p text:style-name="P1"/>
          </table:table-cell>
          <table:covered-table-cell/>
          <table:covered-table-cell/>
          <table:covered-table-cell/>
        </table:table-row>
        <table:table-row>
          <table:table-cell table:style-name="Table10.A1" office:value-type="string">
            <text:p text:style-name="P66">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20137689777170" text:continue-numbering="true" text:style-name="Outline">
        <text:list-item>
          <text:list>
            <text:list-item>
              <text:list>
                <text:list-item>
                  <text:h text:style-name="Heading_20_3" text:outline-level="3"><text:bookmark text:name="sour_volt_mode"/>[SOURce[&lt;n&gt;]<text:span text:style-name="T15">]:</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xt:soft-page-break/>tem is initiated and triggered:</text:p>
            <text:list xml:id="list120139257038203" text:continue-list="list12013823537673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9">Name</text:p>
          </table:table-cell>
          <table:table-cell table:style-name="Table119.B4" office:value-type="string">
            <text:p text:style-name="P9">Type</text:p>
          </table:table-cell>
          <table:table-cell table:style-name="Table119.B4" office:value-type="string">
            <text:p text:style-name="P9">Range</text:p>
          </table:table-cell>
          <table:table-cell table:style-name="Table119.B4" office:value-type="string">
            <text:p text:style-name="P9">Default</text:p>
          </table:table-cell>
        </table:table-row>
        <table:table-row>
          <table:covered-table-cell/>
          <table:table-cell table:style-name="Table119.A1" office:value-type="string">
            <text:p text:style-name="Standard">&lt;mode&gt;</text:p>
          </table:table-cell>
          <table:table-cell table:style-name="Table119.A1" office:value-type="string">
            <text:p text:style-name="P31">Discrete</text:p>
          </table:table-cell>
          <table:table-cell table:style-name="Table119.A1" office:value-type="string">
            <text:p text:style-name="P30">FIXed|LIST|STEP</text:p>
          </table:table-cell>
          <table:table-cell table:style-name="Table119.A1" office:value-type="string">
            <text:p text:style-name="P31">FIXed</text:p>
          </table:table-cell>
        </table:table-row>
        <table:table-row>
          <table:table-cell table:style-name="Table119.A1" office:value-type="string">
            <text:p text:style-name="P66"><text:span text:style-name="T9">Usage</text:span><text:span text:style-name="T11">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66">Errors</text:p>
          </table:table-cell>
          <table:table-cell table:style-name="Table119.A1" table:number-columns-spanned="4" office:value-type="string">
            <text:p text:style-name="P1"/>
          </table:table-cell>
          <table:covered-table-cell/>
          <table:covered-table-cell/>
          <table:covered-table-cell/>
        </table:table-row>
        <table:table-row>
          <table:table-cell table:style-name="Table119.A1" office:value-type="string">
            <text:p text:style-name="P66">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20139108158701" text:continue-list="list120137689777170" text:style-name="Outline">
        <text:list-item>
          <text:list>
            <text:list-item>
              <text:list>
                <text:list-item>
                  <text:h text:style-name="Heading_20_3" text:outline-level="3"><text:bookmark text:name="sour_volt_prog"/>[SOURce[&lt;n&gt;]<text:span text:style-name="T15">]:</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source&gt;</text:p>
          </table:table-cell>
          <table:table-cell table:style-name="Table1.A1" office:value-type="string">
            <text:p text:style-name="P31">Discrete</text:p>
          </table:table-cell>
          <table:table-cell table:style-name="Table1.A1" office:value-type="string">
            <text:p text:style-name="P31">INTernal|EXTernal</text:p>
          </table:table-cell>
          <table:table-cell table:style-name="Table1.A1" office:value-type="string">
            <text:p text:style-name="P31">INTernal</text:p>
          </table:table-cell>
        </table:table-row>
        <table:table-row>
          <table:table-cell table:style-name="Table1.A1" office:value-type="string">
            <text:p text:style-name="P67">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66"><text:span text:style-name="T9">Usage</text:span><text:span text:style-name="T11">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66">Errors</text:p>
          </table:table-cell>
          <table:table-cell table:style-name="Table1.A1" table:number-columns-spanned="4" office:value-type="string">
            <text:p text:style-name="cmd_5f_code">302,"Option not installed<text:span text:style-name="T5">"</text:span><text:change-start text:change-id="ct31734416"/></text:p>
            <text:p text:style-name="P63"><text:change-end text:change-id="ct31734416"/><text:change-start text:change-id="ct31733472"/>312,"Cannot execute when the channels are coupled"<text:change-end text:change-id="ct31733472"/></text:p>
          </table:table-cell>
          <table:covered-table-cell/>
          <table:covered-table-cell/>
          <table:covered-table-cell/>
        </table:table-row>
        <table:table-row>
          <table:table-cell table:style-name="Table1.A1" office:value-type="string">
            <text:p text:style-name="P66">Related Commands</text:p>
          </table:table-cell>
          <table:table-cell table:style-name="Table1.A1" table:number-columns-spanned="4" office:value-type="string">
            <text:p text:style-name="Standard">*TST</text:p>
            <text:p text:style-name="Standard">DIAGnostic[:INFOrmation]:ADC?<text:change-start text:change-id="ct31738592"/></text:p>
            <text:p text:style-name="P36">INSTrument:COUPle:TRACking<text:change-end text:change-id="ct31738592"/></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20138377427276" text:continue-numbering="true" text:style-name="Outline">
        <text:list-item>
          <text:list>
            <text:list-item>
              <text:list>
                <text:list-item>
                  <text:h text:style-name="Heading_20_3" text:outline-level="3"><text:bookmark text:name="sour_volt_prot"/>[SOURce[&lt;n&gt;]<text:span text:style-name="T15">]: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9">Name</text:p>
          </table:table-cell>
          <table:table-cell table:style-name="Table4.B4" office:value-type="string">
            <text:p text:style-name="P9">Type</text:p>
          </table:table-cell>
          <table:table-cell table:style-name="Table4.B4" office:value-type="string">
            <text:p text:style-name="P9">Range</text:p>
          </table:table-cell>
          <table:table-cell table:style-name="Table4.B4" office:value-type="string">
            <text:p text:style-name="P9">Default</text:p>
          </table:table-cell>
        </table:table-row>
        <table:table-row>
          <table:covered-table-cell/>
          <table:table-cell table:style-name="Table4.A1" office:value-type="string">
            <text:p text:style-name="Standard">&lt;voltage&gt;</text:p>
          </table:table-cell>
          <table:table-cell table:style-name="Table4.A1" office:value-type="string">
            <text:p text:style-name="P31">Numeric (NR2), discrete</text:p>
          </table:table-cell>
          <table:table-cell table:style-name="Table4.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1">– </text:p>
          </table:table-cell>
        </table:table-row>
        <table:table-row>
          <table:table-cell table:style-name="Table4.A1" office:value-type="string">
            <text:p text:style-name="P66"><text:span text:style-name="T9">Usage</text:span><text:span text:style-name="T11">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66">Errors</text:p>
          </table:table-cell>
          <table:table-cell table:style-name="Table4.A1" table:number-columns-spanned="4" office:value-type="string">
            <text:p text:style-name="P60">-222,"Data out of range<text:span text:style-name="T5">"</text:span></text:p>
          </table:table-cell>
          <table:covered-table-cell/>
          <table:covered-table-cell/>
          <table:covered-table-cell/>
        </table:table-row>
        <table:table-row>
          <table:table-cell table:style-name="Table4.A1" office:value-type="string">
            <text:p text:style-name="P66">Related Commands</text:p>
          </table:table-cell>
          <table:table-cell table:style-name="Table4.A1" table:number-columns-spanned="4" office:value-type="string">
            <text:p text:style-name="P1"><text:change-start text:change-id="ct31783920"/>*SAV</text:p>
            <text:p text:style-name="P1">OUTPut:PROTection:COUPle</text:p>
            <text:p text:style-name="P1"><text:change-end text:change-id="ct31783920"/>[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20137918803128" text:continue-numbering="true" text:style-name="Outline">
        <text:list-item>
          <text:list>
            <text:list-item>
              <text:list>
                <text:list-item>
                  <text:h text:style-name="Heading_20_3" text:outline-level="3"><text:bookmark text:name="sour_volt_prot_del"/>[SOURce[&lt;n&gt;]<text:span text:style-name="T15">]:</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1">Parameters</text:p>
          </table:table-cell>
          <table:table-cell table:style-name="Table97.B4" office:value-type="string">
            <text:p text:style-name="P9">Name</text:p>
          </table:table-cell>
          <table:table-cell table:style-name="Table97.B4" office:value-type="string">
            <text:p text:style-name="P9">Type</text:p>
          </table:table-cell>
          <table:table-cell table:style-name="Table97.B4" office:value-type="string">
            <text:p text:style-name="P9">Range</text:p>
          </table:table-cell>
          <table:table-cell table:style-name="Table97.B4" office:value-type="string">
            <text:p text:style-name="P9">Default</text:p>
          </table:table-cell>
        </table:table-row>
        <table:table-row>
          <table:covered-table-cell/>
          <table:table-cell table:style-name="Table97.A1" office:value-type="string">
            <text:p text:style-name="Standard">&lt;time&gt;</text:p>
          </table:table-cell>
          <table:table-cell table:style-name="Table97.A1" office:value-type="string">
            <text:p text:style-name="P31">Numeric</text:p>
          </table:table-cell>
          <table:table-cell table:style-name="Table97.A1" office:value-type="string">
            <text:p text:style-name="P31">0 – 10|DEFault</text:p>
          </table:table-cell>
          <table:table-cell table:style-name="Table97.A1" office:value-type="string">
            <text:p text:style-name="P31">5 ms</text:p>
          </table:table-cell>
        </table:table-row>
        <table:table-row>
          <table:table-cell table:style-name="Table97.A1" office:value-type="string">
            <text:p text:style-name="P66"><text:span text:style-name="T9">Usage</text:span><text:span text:style-name="T11">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66">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66">Related Commands</text:p>
          </table:table-cell>
          <table:table-cell table:style-name="Table97.A1" table:number-columns-spanned="4" office:value-type="string">
            <text:p text:style-name="P1"><text:change-start text:change-id="ct31826656"/>*SAV</text:p>
            <text:p text:style-name="P1"><text:change-end text:change-id="ct31826656"/>OUTPut:PROTection:CLEar</text:p>
          </table:table-cell>
          <table:covered-table-cell/>
          <table:covered-table-cell/>
          <table:covered-table-cell/>
        </table:table-row>
      </table:table>
      <text:list xml:id="list120139319459708" text:continue-numbering="true" text:style-name="Outline">
        <text:list-item>
          <text:list>
            <text:list-item>
              <text:list>
                <text:list-item>
                  <text:h text:style-name="Heading_20_3" text:outline-level="3"><text:bookmark text:name="sour_volt_prot_stat"/>[SOURce[&lt;n&gt;]<text:span text:style-name="T15">]:</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9">Name</text:p>
          </table:table-cell>
          <table:table-cell table:style-name="Table98.B4" office:value-type="string">
            <text:p text:style-name="P9">Type</text:p>
          </table:table-cell>
          <table:table-cell table:style-name="Table98.B4" office:value-type="string">
            <text:p text:style-name="P9">Range</text:p>
          </table:table-cell>
          <table:table-cell table:style-name="Table98.B4" office:value-type="string">
            <text:p text:style-name="P9">Default</text:p>
          </table:table-cell>
        </table:table-row>
        <table:table-row>
          <table:covered-table-cell/>
          <table:table-cell table:style-name="Table98.A1" office:value-type="string">
            <text:p text:style-name="Standard">&lt;bool&gt;</text:p>
          </table:table-cell>
          <table:table-cell table:style-name="Table98.A1" office:value-type="string">
            <text:p text:style-name="P31">Discrete</text:p>
          </table:table-cell>
          <table:table-cell table:style-name="Table98.A1" office:value-type="string">
            <text:p text:style-name="P31">ON|OFF|0|1</text:p>
          </table:table-cell>
          <table:table-cell table:style-name="Table98.A1" office:value-type="string">
            <text:p text:style-name="P31">OFF</text:p>
          </table:table-cell>
        </table:table-row>
        <table:table-row>
          <table:table-cell table:style-name="Table98.A1" office:value-type="string">
            <text:p text:style-name="P66"><text:span text:style-name="T9">Usage</text:span><text:span text:style-name="T11">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66">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66">Related Commands</text:p>
          </table:table-cell>
          <table:table-cell table:style-name="Table98.A1" table:number-columns-spanned="4" office:value-type="string">
            <text:p text:style-name="P1"><text:change-start text:change-id="ct30906400"/>*SAV</text:p>
            <text:p text:style-name="P1"><text:change-end text:change-id="ct30906400"/>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20138295080463" text:continue-numbering="true" text:style-name="Outline">
        <text:list-item>
          <text:list>
            <text:list-item>
              <text:list>
                <text:list-item>
                  <text:h text:style-name="Heading_20_3" text:outline-level="3"><text:bookmark text:name="sour_volt_prot_trip"/>[SOURce[&lt;n&gt;]<text:span text:style-name="T15">]:</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66"><text:span text:style-name="T9">Usage</text:span><text:span text:style-name="T11">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ext:soft-page-break/>
        <table:table-row>
          <table:table-cell table:style-name="Table99.A1" office:value-type="string">
            <text:p text:style-name="P66">Errors</text:p>
          </table:table-cell>
          <table:table-cell table:style-name="Table99.A1" office:value-type="string">
            <text:p text:style-name="P1"/>
          </table:table-cell>
        </table:table-row>
        <table:table-row>
          <table:table-cell table:style-name="Table99.A1" office:value-type="string">
            <text:p text:style-name="P66">Related Commands</text:p>
          </table:table-cell>
          <table:table-cell table:style-name="Table99.A1" office:value-type="string">
            <text:p text:style-name="P1">OUTPut:PROTection:CLEar</text:p>
            <text:p text:style-name="P1">[SOURce[&lt;n&gt;]]:VOLTage:PROGram[:SOURce]</text:p>
          </table:table-cell>
        </table:table-row>
      </table:table>
      <text:list xml:id="list120139716369136" text:continue-numbering="true" text:style-name="Outline">
        <text:list-item>
          <text:list>
            <text:list-item>
              <text:list>
                <text:list-item>
                  <text:h text:style-name="Heading_20_3" text:outline-level="3"><text:bookmark text:name="sour_volt_sens"/>[SOURce[&lt;n&gt;]<text:span text:style-name="T15">]:</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20138698295905" text:continue-list="list120139257038203"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9">Name</text:p>
          </table:table-cell>
          <table:table-cell table:style-name="Table155.B3" office:value-type="string">
            <text:p text:style-name="P9">Type</text:p>
          </table:table-cell>
          <table:table-cell table:style-name="Table155.B3" office:value-type="string">
            <text:p text:style-name="P9">Range</text:p>
          </table:table-cell>
          <table:table-cell table:style-name="Table155.B3" office:value-type="string">
            <text:p text:style-name="P9">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1">Discrete</text:p>
          </table:table-cell>
          <table:table-cell table:style-name="Table155.A1" office:value-type="string">
            <text:p text:style-name="P31">INTernal|EXTernal</text:p>
          </table:table-cell>
          <table:table-cell table:style-name="Table155.A1" office:value-type="string">
            <text:p text:style-name="P31">INTernal</text:p>
          </table:table-cell>
        </table:table-row>
        <table:table-row>
          <table:table-cell table:style-name="Table155.A1" office:value-type="string">
            <text:p text:style-name="P67">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66"><text:span text:style-name="T9">Usage</text:span><text:span text:style-name="T11">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66">Errors</text:p>
          </table:table-cell>
          <table:table-cell table:style-name="Table155.A1" table:number-columns-spanned="4" office:value-type="string">
            <text:p text:style-name="cmd_5f_code">302,"Option not installed<text:span text:style-name="T5">"</text:span><text:change-start text:change-id="ct31863216"/></text:p>
            <text:p text:style-name="P62">312,"Cannot execute when the channels are coupled"<text:change-end text:change-id="ct31863216"/></text:p>
          </table:table-cell>
          <table:covered-table-cell/>
          <table:covered-table-cell/>
          <table:covered-table-cell/>
        </table:table-row>
        <table:table-row>
          <table:table-cell table:style-name="Table155.A1" office:value-type="string">
            <text:p text:style-name="P66">Related Commands</text:p>
          </table:table-cell>
          <table:table-cell table:style-name="Table155.A1" table:number-columns-spanned="4" office:value-type="string">
            <text:p text:style-name="P1"><text:change-start text:change-id="ct31875264"/>*SAV</text:p>
            <text:p text:style-name="Standard"><text:change-end text:change-id="ct31875264"/>*TST<text:change-start text:change-id="ct31875872"/></text:p>
            <text:p text:style-name="P37">INSTrument:COUPle:TRACking<text:change-end text:change-id="ct31875872"/></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100" meta:word-count="5553" meta:character-count="40888" meta:non-whitespace-character-count="3642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